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te_this_sentence</text:p>
          </table:table-cell>
          <table:table-cell office:value-type="string" calcext:value-type="string">
            <text:p>sentence</text:p>
          </table:table-cell>
        </table:table-row>
        <table:table-row table:style-name="ro1">
          <table:table-cell office:value-type="float" office:value="2554998706" calcext:value-type="float">
            <text:p>2554998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5284797" calcext:value-type="float">
            <text:p>25552847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5422209" calcext:value-type="float">
            <text:p>2555422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5437306" calcext:value-type="float">
            <text:p>2555437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5594765" calcext:value-type="float">
            <text:p>25555947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6080803" calcext:value-type="float">
            <text:p>25560808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6248917" calcext:value-type="float">
            <text:p>2556248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6451795" calcext:value-type="float">
            <text:p>25564517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6961475" calcext:value-type="float">
            <text:p>25569614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6978539" calcext:value-type="float">
            <text:p>25569785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033517" calcext:value-type="float">
            <text:p>25570335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042678" calcext:value-type="float">
            <text:p>25570426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047951" calcext:value-type="float">
            <text:p>25570479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049983" calcext:value-type="float">
            <text:p>25570499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111752" calcext:value-type="float">
            <text:p>2557111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124118" calcext:value-type="float">
            <text:p>2557124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126549" calcext:value-type="float">
            <text:p>25571265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7139689" calcext:value-type="float">
            <text:p>2557139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60787723" calcext:value-type="float">
            <text:p>25607877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71530373" calcext:value-type="float">
            <text:p>2571530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72763537" calcext:value-type="float">
            <text:p>2572763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 of the ten disciples remained</text:p>
          </table:table-cell>
        </table:table-row>
        <table:table-row table:style-name="ro1">
          <table:table-cell office:value-type="float" office:value="2554992542" calcext:value-type="float">
            <text:p>25549925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5226376" calcext:value-type="float">
            <text:p>2555226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5283107" calcext:value-type="float">
            <text:p>255528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5419769" calcext:value-type="float">
            <text:p>25554197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5435027" calcext:value-type="float">
            <text:p>2555435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5519509" calcext:value-type="float">
            <text:p>2555519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5592825" calcext:value-type="float">
            <text:p>2555592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6078358" calcext:value-type="float">
            <text:p>2556078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6183107" calcext:value-type="float">
            <text:p>255618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6247544" calcext:value-type="float">
            <text:p>25562475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6281294" calcext:value-type="float">
            <text:p>2556281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6449982" calcext:value-type="float">
            <text:p>25564499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6960066" calcext:value-type="float">
            <text:p>25569600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6977098" calcext:value-type="float">
            <text:p>2556977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7031118" calcext:value-type="float">
            <text:p>2557031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7036673" calcext:value-type="float">
            <text:p>2557036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7044762" calcext:value-type="float">
            <text:p>25570447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7045690" calcext:value-type="float">
            <text:p>2557045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60786029" calcext:value-type="float">
            <text:p>2560786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71115167" calcext:value-type="float">
            <text:p>2571115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72628617" calcext:value-type="float">
            <text:p>2572628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one student remained</text:p>
          </table:table-cell>
        </table:table-row>
        <table:table-row table:style-name="ro1">
          <table:table-cell office:value-type="float" office:value="2554995748" calcext:value-type="float">
            <text:p>25549957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5283861" calcext:value-type="float">
            <text:p>25552838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5421010" calcext:value-type="float">
            <text:p>2555421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5435622" calcext:value-type="float">
            <text:p>25554356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5593730" calcext:value-type="float">
            <text:p>25555937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6079554" calcext:value-type="float">
            <text:p>25560795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6248448" calcext:value-type="float">
            <text:p>25562484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6450678" calcext:value-type="float">
            <text:p>25564506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6960920" calcext:value-type="float">
            <text:p>25569609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6977791" calcext:value-type="float">
            <text:p>25569777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032778" calcext:value-type="float">
            <text:p>25570327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039958" calcext:value-type="float">
            <text:p>2557039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047076" calcext:value-type="float">
            <text:p>25570470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048456" calcext:value-type="float">
            <text:p>25570484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110787" calcext:value-type="float">
            <text:p>2557110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116819" calcext:value-type="float">
            <text:p>25571168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123092" calcext:value-type="float">
            <text:p>25571230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7123977" calcext:value-type="float">
            <text:p>25571239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60787024" calcext:value-type="float">
            <text:p>2560787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71118597" calcext:value-type="float">
            <text:p>2571118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72631238" calcext:value-type="float">
            <text:p>2572631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wo boys came over.</text:p>
          </table:table-cell>
        </table:table-row>
        <table:table-row table:style-name="ro1">
          <table:table-cell office:value-type="float" office:value="2555001109" calcext:value-type="float">
            <text:p>2555001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5285682" calcext:value-type="float">
            <text:p>25552856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5424124" calcext:value-type="float">
            <text:p>2555424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5595990" calcext:value-type="float">
            <text:p>2555595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6082025" calcext:value-type="float">
            <text:p>255608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6249639" calcext:value-type="float">
            <text:p>2556249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6452511" calcext:value-type="float">
            <text:p>2556452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6962851" calcext:value-type="float">
            <text:p>2556962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6979296" calcext:value-type="float">
            <text:p>2556979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036651" calcext:value-type="float">
            <text:p>25570366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049517" calcext:value-type="float">
            <text:p>25570495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051633" calcext:value-type="float">
            <text:p>25570516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113477" calcext:value-type="float">
            <text:p>2557113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127889" calcext:value-type="float">
            <text:p>2557127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127899" calcext:value-type="float">
            <text:p>2557127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143390" calcext:value-type="float">
            <text:p>25571433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158597" calcext:value-type="float">
            <text:p>25571585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7401752" calcext:value-type="float">
            <text:p>25574017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74149507" calcext:value-type="float">
            <text:p>2574149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74406397" calcext:value-type="float">
            <text:p>2574406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both boys came over.</text:p>
          </table:table-cell>
        </table:table-row>
        <table:table-row table:style-name="ro1">
          <table:table-cell office:value-type="float" office:value="2556083275" calcext:value-type="float">
            <text:p>2556083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6190474" calcext:value-type="float">
            <text:p>25561904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6250351" calcext:value-type="float">
            <text:p>255625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6453372" calcext:value-type="float">
            <text:p>2556453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6963815" calcext:value-type="float">
            <text:p>25569638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6973907" calcext:value-type="float">
            <text:p>2556973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6980084" calcext:value-type="float">
            <text:p>2556980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037744" calcext:value-type="float">
            <text:p>25570377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051173" calcext:value-type="float">
            <text:p>2557051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053352" calcext:value-type="float">
            <text:p>2557053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114840" calcext:value-type="float">
            <text:p>2557114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130441" calcext:value-type="float">
            <text:p>25571304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131045" calcext:value-type="float">
            <text:p>2557131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147185" calcext:value-type="float">
            <text:p>2557147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159441" calcext:value-type="float">
            <text:p>25571594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218842" calcext:value-type="float">
            <text:p>2557218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402796" calcext:value-type="float">
            <text:p>2557402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7969471" calcext:value-type="float">
            <text:p>2557969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74154341" calcext:value-type="float">
            <text:p>2574154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74418449" calcext:value-type="float">
            <text:p>2574418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is boy and that girl came over.</text:p>
          </table:table-cell>
        </table:table-row>
        <table:table-row table:style-name="ro1">
          <table:table-cell office:value-type="float" office:value="2556083261" calcext:value-type="float">
            <text:p>2556083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6190482" calcext:value-type="float">
            <text:p>25561904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6250348" calcext:value-type="float">
            <text:p>2556250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6453371" calcext:value-type="float">
            <text:p>25564533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6963813" calcext:value-type="float">
            <text:p>25569638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6973911" calcext:value-type="float">
            <text:p>2556973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6980086" calcext:value-type="float">
            <text:p>2556980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037745" calcext:value-type="float">
            <text:p>25570377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051174" calcext:value-type="float">
            <text:p>2557051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053356" calcext:value-type="float">
            <text:p>25570533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114849" calcext:value-type="float">
            <text:p>25571148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130438" calcext:value-type="float">
            <text:p>2557130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131041" calcext:value-type="float">
            <text:p>2557131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147190" calcext:value-type="float">
            <text:p>2557147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159429" calcext:value-type="float">
            <text:p>25571594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218839" calcext:value-type="float">
            <text:p>25572188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402799" calcext:value-type="float">
            <text:p>25574027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7969467" calcext:value-type="float">
            <text:p>2557969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74159136" calcext:value-type="float">
            <text:p>2574159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74428239" calcext:value-type="float">
            <text:p>2574428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recommend product X.</text:p>
          </table:table-cell>
        </table:table-row>
        <table:table-row table:style-name="ro1">
          <table:table-cell office:value-type="float" office:value="2556083253" calcext:value-type="float">
            <text:p>2556083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6190488" calcext:value-type="float">
            <text:p>25561904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6250352" calcext:value-type="float">
            <text:p>25562503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6453373" calcext:value-type="float">
            <text:p>25564533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6963817" calcext:value-type="float">
            <text:p>25569638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6973903" calcext:value-type="float">
            <text:p>2556973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6980087" calcext:value-type="float">
            <text:p>25569800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037746" calcext:value-type="float">
            <text:p>25570377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051170" calcext:value-type="float">
            <text:p>2557051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053354" calcext:value-type="float">
            <text:p>25570533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114848" calcext:value-type="float">
            <text:p>2557114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130443" calcext:value-type="float">
            <text:p>25571304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131049" calcext:value-type="float">
            <text:p>2557131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147193" calcext:value-type="float">
            <text:p>2557147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159435" calcext:value-type="float">
            <text:p>2557159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218841" calcext:value-type="float">
            <text:p>25572188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402795" calcext:value-type="float">
            <text:p>25574027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7969469" calcext:value-type="float">
            <text:p>2557969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74152192" calcext:value-type="float">
            <text:p>2574152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74411100" calcext:value-type="float">
            <text:p>2574411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out of three doctors who recommended product X will surely also recommend product Y</text:p>
          </table:table-cell>
        </table:table-row>
        <table:table-row table:style-name="ro1">
          <table:table-cell office:value-type="float" office:value="2556194154" calcext:value-type="float">
            <text:p>2556194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6976462" calcext:value-type="float">
            <text:p>25569764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054400" calcext:value-type="float">
            <text:p>2557054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115842" calcext:value-type="float">
            <text:p>2557115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131264" calcext:value-type="float">
            <text:p>2557131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132502" calcext:value-type="float">
            <text:p>2557132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150275" calcext:value-type="float">
            <text:p>2557150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160060" calcext:value-type="float">
            <text:p>2557160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219581" calcext:value-type="float">
            <text:p>25572195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408492" calcext:value-type="float">
            <text:p>25574084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7970455" calcext:value-type="float">
            <text:p>2557970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8341372" calcext:value-type="float">
            <text:p>2558341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8520255" calcext:value-type="float">
            <text:p>2558520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8779471" calcext:value-type="float">
            <text:p>2558779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9216452" calcext:value-type="float">
            <text:p>2559216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9231389" calcext:value-type="float">
            <text:p>2559231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60048924" calcext:value-type="float">
            <text:p>25600489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60115817" calcext:value-type="float">
            <text:p>25601158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60644455" calcext:value-type="float">
            <text:p>25606444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60788200" calcext:value-type="float">
            <text:p>2560788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61006918" calcext:value-type="float">
            <text:p>2561006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74159143" calcext:value-type="float">
            <text:p>2574159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20% of the doctors recommend product X.</text:p>
          </table:table-cell>
        </table:table-row>
        <table:table-row table:style-name="ro1">
          <table:table-cell office:value-type="float" office:value="2556194155" calcext:value-type="float">
            <text:p>2556194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6976465" calcext:value-type="float">
            <text:p>25569764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054403" calcext:value-type="float">
            <text:p>25570544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115849" calcext:value-type="float">
            <text:p>25571158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131269" calcext:value-type="float">
            <text:p>2557131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132504" calcext:value-type="float">
            <text:p>25571325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150282" calcext:value-type="float">
            <text:p>2557150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160050" calcext:value-type="float">
            <text:p>2557160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219572" calcext:value-type="float">
            <text:p>25572195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408495" calcext:value-type="float">
            <text:p>25574084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7970461" calcext:value-type="float">
            <text:p>255797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8341371" calcext:value-type="float">
            <text:p>25583413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8520253" calcext:value-type="float">
            <text:p>2558520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8779448" calcext:value-type="float">
            <text:p>2558779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9216438" calcext:value-type="float">
            <text:p>2559216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9231388" calcext:value-type="float">
            <text:p>2559231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60048922" calcext:value-type="float">
            <text:p>25600489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60115810" calcext:value-type="float">
            <text:p>2560115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60644446" calcext:value-type="float">
            <text:p>2560644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60788199" calcext:value-type="float">
            <text:p>2560788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61006923" calcext:value-type="float">
            <text:p>2561006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74161117" calcext:value-type="float">
            <text:p>2574161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100% of the doctors recommend product X</text:p>
          </table:table-cell>
        </table:table-row>
        <table:table-row table:style-name="ro1">
          <table:table-cell office:value-type="float" office:value="2554992541" calcext:value-type="float">
            <text:p>2554992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5226377" calcext:value-type="float">
            <text:p>2555226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5283119" calcext:value-type="float">
            <text:p>2555283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5419757" calcext:value-type="float">
            <text:p>2555419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5435050" calcext:value-type="float">
            <text:p>2555435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5519505" calcext:value-type="float">
            <text:p>25555195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5592828" calcext:value-type="float">
            <text:p>25555928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078357" calcext:value-type="float">
            <text:p>25560783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183096" calcext:value-type="float">
            <text:p>2556183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247548" calcext:value-type="float">
            <text:p>25562475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281291" calcext:value-type="float">
            <text:p>2556281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449986" calcext:value-type="float">
            <text:p>2556449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960076" calcext:value-type="float">
            <text:p>25569600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977095" calcext:value-type="float">
            <text:p>2556977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7031120" calcext:value-type="float">
            <text:p>2557031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7036668" calcext:value-type="float">
            <text:p>25570366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7044755" calcext:value-type="float">
            <text:p>2557044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7045670" calcext:value-type="float">
            <text:p>25570456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60786034" calcext:value-type="float">
            <text:p>2560786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71061025" calcext:value-type="float">
            <text:p>2571061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72628609" calcext:value-type="float">
            <text:p>25726286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saw the two of the dogs.</text:p>
          </table:table-cell>
        </table:table-row>
        <table:table-row table:style-name="ro1">
          <table:table-cell office:value-type="float" office:value="2556194157" calcext:value-type="float">
            <text:p>2556194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6976468" calcext:value-type="float">
            <text:p>25569764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054402" calcext:value-type="float">
            <text:p>2557054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115846" calcext:value-type="float">
            <text:p>2557115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131265" calcext:value-type="float">
            <text:p>2557131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132506" calcext:value-type="float">
            <text:p>25571325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150270" calcext:value-type="float">
            <text:p>2557150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160069" calcext:value-type="float">
            <text:p>25571600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219576" calcext:value-type="float">
            <text:p>2557219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408496" calcext:value-type="float">
            <text:p>2557408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7970457" calcext:value-type="float">
            <text:p>2557970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8341369" calcext:value-type="float">
            <text:p>2558341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8520261" calcext:value-type="float">
            <text:p>25585202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8779456" calcext:value-type="float">
            <text:p>25587794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9216469" calcext:value-type="float">
            <text:p>25592164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9231384" calcext:value-type="float">
            <text:p>2559231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60048928" calcext:value-type="float">
            <text:p>25600489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60115815" calcext:value-type="float">
            <text:p>25601158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60644463" calcext:value-type="float">
            <text:p>2560644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60788197" calcext:value-type="float">
            <text:p>2560788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61006910" calcext:value-type="float">
            <text:p>2561006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74161123" calcext:value-type="float">
            <text:p>2574161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saw the two of the dogs that you fed yesterday.</text:p>
          </table:table-cell>
        </table:table-row>
        <table:table-row table:style-name="ro1">
          <table:table-cell office:value-type="float" office:value="2554995749" calcext:value-type="float">
            <text:p>25549957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5283866" calcext:value-type="float">
            <text:p>2555283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5421009" calcext:value-type="float">
            <text:p>2555421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5435627" calcext:value-type="float">
            <text:p>25554356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5593731" calcext:value-type="float">
            <text:p>25555937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6079558" calcext:value-type="float">
            <text:p>25560795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6248438" calcext:value-type="float">
            <text:p>2556248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6450690" calcext:value-type="float">
            <text:p>25564506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6960916" calcext:value-type="float">
            <text:p>2556960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6977793" calcext:value-type="float">
            <text:p>25569777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032783" calcext:value-type="float">
            <text:p>2557032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039963" calcext:value-type="float">
            <text:p>2557039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047074" calcext:value-type="float">
            <text:p>25570470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048462" calcext:value-type="float">
            <text:p>25570484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110788" calcext:value-type="float">
            <text:p>25571107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116818" calcext:value-type="float">
            <text:p>25571168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123084" calcext:value-type="float">
            <text:p>25571230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7123979" calcext:value-type="float">
            <text:p>25571239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60787011" calcext:value-type="float">
            <text:p>2560787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71118596" calcext:value-type="float">
            <text:p>25711185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72631244" calcext:value-type="float">
            <text:p>2572631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.</text:p>
          </table:table-cell>
        </table:table-row>
        <table:table-row table:style-name="ro1">
          <table:table-cell office:value-type="float" office:value="2554992540" calcext:value-type="float">
            <text:p>25549925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5226378" calcext:value-type="float">
            <text:p>25552263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5283111" calcext:value-type="float">
            <text:p>2555283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5419763" calcext:value-type="float">
            <text:p>25554197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5435010" calcext:value-type="float">
            <text:p>2555435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5519506" calcext:value-type="float">
            <text:p>25555195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5592827" calcext:value-type="float">
            <text:p>25555928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6078356" calcext:value-type="float">
            <text:p>25560783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6183100" calcext:value-type="float">
            <text:p>2556183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6247546" calcext:value-type="float">
            <text:p>25562475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6281296" calcext:value-type="float">
            <text:p>2556281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6449983" calcext:value-type="float">
            <text:p>2556449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6960087" calcext:value-type="float">
            <text:p>2556960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6977097" calcext:value-type="float">
            <text:p>25569770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7031112" calcext:value-type="float">
            <text:p>2557031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7036665" calcext:value-type="float">
            <text:p>25570366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7044767" calcext:value-type="float">
            <text:p>25570447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7045681" calcext:value-type="float">
            <text:p>25570456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60786031" calcext:value-type="float">
            <text:p>25607860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71089485" calcext:value-type="float">
            <text:p>25710894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72628611" calcext:value-type="float">
            <text:p>25726286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 was one of several students who always arrive late.</text:p>
          </table:table-cell>
        </table:table-row>
        <table:table-row table:style-name="ro1">
          <table:table-cell office:value-type="float" office:value="2554995750" calcext:value-type="float">
            <text:p>2554995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5283864" calcext:value-type="float">
            <text:p>25552838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5421007" calcext:value-type="float">
            <text:p>2555421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5435620" calcext:value-type="float">
            <text:p>25554356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5593727" calcext:value-type="float">
            <text:p>25555937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6079559" calcext:value-type="float">
            <text:p>25560795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6248441" calcext:value-type="float">
            <text:p>25562484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6450682" calcext:value-type="float">
            <text:p>25564506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6960921" calcext:value-type="float">
            <text:p>25569609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6977789" calcext:value-type="float">
            <text:p>25569777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032782" calcext:value-type="float">
            <text:p>2557032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039960" calcext:value-type="float">
            <text:p>2557039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047071" calcext:value-type="float">
            <text:p>2557047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048458" calcext:value-type="float">
            <text:p>25570484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110793" calcext:value-type="float">
            <text:p>25571107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116816" calcext:value-type="float">
            <text:p>25571168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123071" calcext:value-type="float">
            <text:p>2557123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7123980" calcext:value-type="float">
            <text:p>2557123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60787017" calcext:value-type="float">
            <text:p>2560787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71130378" calcext:value-type="float">
            <text:p>25711303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72631250" calcext:value-type="float">
            <text:p>2572631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the soldiers died.</text:p>
          </table:table-cell>
        </table:table-row>
        <table:table-row table:style-name="ro1">
          <table:table-cell office:value-type="float" office:value="2555001110" calcext:value-type="float">
            <text:p>2555001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5285683" calcext:value-type="float">
            <text:p>25552856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5424122" calcext:value-type="float">
            <text:p>2555424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5595976" calcext:value-type="float">
            <text:p>2555595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6082012" calcext:value-type="float">
            <text:p>255608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6249641" calcext:value-type="float">
            <text:p>25562496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6452512" calcext:value-type="float">
            <text:p>2556452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6962848" calcext:value-type="float">
            <text:p>2556962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6979284" calcext:value-type="float">
            <text:p>2556979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036652" calcext:value-type="float">
            <text:p>2557036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049518" calcext:value-type="float">
            <text:p>2557049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051630" calcext:value-type="float">
            <text:p>2557051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113470" calcext:value-type="float">
            <text:p>2557113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127890" calcext:value-type="float">
            <text:p>2557127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127893" calcext:value-type="float">
            <text:p>2557127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143384" calcext:value-type="float">
            <text:p>2557143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158601" calcext:value-type="float">
            <text:p>2557158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7401751" calcext:value-type="float">
            <text:p>25574017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74149516" calcext:value-type="float">
            <text:p>2574149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74406375" calcext:value-type="float">
            <text:p>25744063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 of many soldiers died.</text:p>
          </table:table-cell>
        </table:table-row>
        <table:table-row table:style-name="ro1">
          <table:table-cell office:value-type="float" office:value="2555001112" calcext:value-type="float">
            <text:p>2555001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5285686" calcext:value-type="float">
            <text:p>25552856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5424130" calcext:value-type="float">
            <text:p>2555424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5595981" calcext:value-type="float">
            <text:p>2555595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6082016" calcext:value-type="float">
            <text:p>255608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6249642" calcext:value-type="float">
            <text:p>25562496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6452513" calcext:value-type="float">
            <text:p>2556452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6962840" calcext:value-type="float">
            <text:p>25569628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6979288" calcext:value-type="float">
            <text:p>2556979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036655" calcext:value-type="float">
            <text:p>25570366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049520" calcext:value-type="float">
            <text:p>2557049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051634" calcext:value-type="float">
            <text:p>25570516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113472" calcext:value-type="float">
            <text:p>2557113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127892" calcext:value-type="float">
            <text:p>2557127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127900" calcext:value-type="float">
            <text:p>2557127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143388" calcext:value-type="float">
            <text:p>2557143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158599" calcext:value-type="float">
            <text:p>25571585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7401756" calcext:value-type="float">
            <text:p>25574017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74149498" calcext:value-type="float">
            <text:p>2574149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74406392" calcext:value-type="float">
            <text:p>2574406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many soldiers died.</text:p>
          </table:table-cell>
        </table:table-row>
        <table:table-row table:style-name="ro1">
          <table:table-cell office:value-type="float" office:value="2554998693" calcext:value-type="float">
            <text:p>25549986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5284794" calcext:value-type="float">
            <text:p>25552847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5422214" calcext:value-type="float">
            <text:p>2555422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5437309" calcext:value-type="float">
            <text:p>2555437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5594763" calcext:value-type="float">
            <text:p>25555947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6080807" calcext:value-type="float">
            <text:p>2556080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6248918" calcext:value-type="float">
            <text:p>2556248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6451792" calcext:value-type="float">
            <text:p>2556451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6961476" calcext:value-type="float">
            <text:p>2556961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6978541" calcext:value-type="float">
            <text:p>2556978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033525" calcext:value-type="float">
            <text:p>25570335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042672" calcext:value-type="float">
            <text:p>2557042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047957" calcext:value-type="float">
            <text:p>2557047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049981" calcext:value-type="float">
            <text:p>2557049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111749" calcext:value-type="float">
            <text:p>2557111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124080" calcext:value-type="float">
            <text:p>2557124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126546" calcext:value-type="float">
            <text:p>25571265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7139683" calcext:value-type="float">
            <text:p>25571396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60787729" calcext:value-type="float">
            <text:p>25607877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71533491" calcext:value-type="float">
            <text:p>2571533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72765707" calcext:value-type="float">
            <text:p>25727657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twenty soldiers died.</text:p>
          </table:table-cell>
        </table:table-row>
        <table:table-row table:style-name="ro1">
          <table:table-cell office:value-type="float" office:value="2555001107" calcext:value-type="float">
            <text:p>2555001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5285684" calcext:value-type="float">
            <text:p>25552856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5424120" calcext:value-type="float">
            <text:p>2555424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5595984" calcext:value-type="float">
            <text:p>25555959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6082008" calcext:value-type="float">
            <text:p>2556082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6249643" calcext:value-type="float">
            <text:p>25562496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6452510" calcext:value-type="float">
            <text:p>25564525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6962843" calcext:value-type="float">
            <text:p>2556962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6979299" calcext:value-type="float">
            <text:p>2556979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036654" calcext:value-type="float">
            <text:p>25570366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049519" calcext:value-type="float">
            <text:p>25570495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051628" calcext:value-type="float">
            <text:p>25570516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113476" calcext:value-type="float">
            <text:p>2557113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127888" calcext:value-type="float">
            <text:p>2557127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127897" calcext:value-type="float">
            <text:p>2557127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143386" calcext:value-type="float">
            <text:p>25571433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158603" calcext:value-type="float">
            <text:p>2557158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7401754" calcext:value-type="float">
            <text:p>25574017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72805995" calcext:value-type="float">
            <text:p>25728059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73124537" calcext:value-type="float">
            <text:p>25731245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ing of acquaintances, only two of many came to the party.</text:p>
          </table:table-cell>
        </table:table-row>
        <table:table-row table:style-name="ro1">
          <table:table-cell office:value-type="float" office:value="2556194153" calcext:value-type="float">
            <text:p>2556194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6976463" calcext:value-type="float">
            <text:p>2556976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054404" calcext:value-type="float">
            <text:p>2557054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115854" calcext:value-type="float">
            <text:p>2557115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131267" calcext:value-type="float">
            <text:p>2557131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132507" calcext:value-type="float">
            <text:p>25571325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150266" calcext:value-type="float">
            <text:p>2557150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160040" calcext:value-type="float">
            <text:p>2557160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219586" calcext:value-type="float">
            <text:p>25572195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408493" calcext:value-type="float">
            <text:p>2557408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7970453" calcext:value-type="float">
            <text:p>2557970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8341370" calcext:value-type="float">
            <text:p>2558341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8520259" calcext:value-type="float">
            <text:p>2558520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8779468" calcext:value-type="float">
            <text:p>25587794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9216461" calcext:value-type="float">
            <text:p>2559216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9231383" calcext:value-type="float">
            <text:p>2559231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60048926" calcext:value-type="float">
            <text:p>2560048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60115813" calcext:value-type="float">
            <text:p>25601158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60644449" calcext:value-type="float">
            <text:p>2560644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60788201" calcext:value-type="float">
            <text:p>2560788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61006914" calcext:value-type="float">
            <text:p>2561006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74161121" calcext:value-type="float">
            <text:p>2574161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some say that the Earth is flat.</text:p>
          </table:table-cell>
        </table:table-row>
        <table:table-row table:style-name="ro1">
          <table:table-cell office:value-type="float" office:value="2556083268" calcext:value-type="float">
            <text:p>25560832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6190497" calcext:value-type="float">
            <text:p>25561904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6250349" calcext:value-type="float">
            <text:p>25562503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6453370" calcext:value-type="float">
            <text:p>25564533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6963808" calcext:value-type="float">
            <text:p>2556963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6973909" calcext:value-type="float">
            <text:p>2556973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6980088" calcext:value-type="float">
            <text:p>2556980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037743" calcext:value-type="float">
            <text:p>25570377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051172" calcext:value-type="float">
            <text:p>2557051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053355" calcext:value-type="float">
            <text:p>2557053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114843" calcext:value-type="float">
            <text:p>25571148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130439" calcext:value-type="float">
            <text:p>25571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131047" calcext:value-type="float">
            <text:p>2557131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147182" calcext:value-type="float">
            <text:p>2557147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159438" calcext:value-type="float">
            <text:p>2557159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218838" calcext:value-type="float">
            <text:p>25572188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402802" calcext:value-type="float">
            <text:p>25574028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969464" calcext:value-type="float">
            <text:p>2557969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74154334" calcext:value-type="float">
            <text:p>2574154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74418445" calcext:value-type="float">
            <text:p>25744184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twenty American linguists</text:p>
          </table:table-cell>
        </table:table-row>
        <table:table-row table:style-name="ro1">
          <table:table-cell office:value-type="float" office:value="2557154199" calcext:value-type="float">
            <text:p>2557154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7160419" calcext:value-type="float">
            <text:p>2557160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7409227" calcext:value-type="float">
            <text:p>2557409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7971042" calcext:value-type="float">
            <text:p>25579710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8341716" calcext:value-type="float">
            <text:p>25583417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8520687" calcext:value-type="float">
            <text:p>2558520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8779599" calcext:value-type="float">
            <text:p>25587795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9216979" calcext:value-type="float">
            <text:p>25592169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9232105" calcext:value-type="float">
            <text:p>2559232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0049652" calcext:value-type="float">
            <text:p>25600496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0116655" calcext:value-type="float">
            <text:p>25601166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0789027" calcext:value-type="float">
            <text:p>2560789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0967226" calcext:value-type="float">
            <text:p>2560967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1008724" calcext:value-type="float">
            <text:p>2561008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1685689" calcext:value-type="float">
            <text:p>2561685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2026868" calcext:value-type="float">
            <text:p>2562026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62475940" calcext:value-type="float">
            <text:p>2562475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74168137" calcext:value-type="float">
            <text:p>2574168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74433838" calcext:value-type="float">
            <text:p>25744338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74754303" calcext:value-type="float">
            <text:p>2574754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any American linguists</text:p>
          </table:table-cell>
        </table:table-row>
        <table:table-row table:style-name="ro1">
          <table:table-cell office:value-type="float" office:value="2554998713" calcext:value-type="float">
            <text:p>2554998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5284790" calcext:value-type="float">
            <text:p>25552847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5422219" calcext:value-type="float">
            <text:p>2555422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5437310" calcext:value-type="float">
            <text:p>2555437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5594761" calcext:value-type="float">
            <text:p>25555947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6080806" calcext:value-type="float">
            <text:p>25560808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6248921" calcext:value-type="float">
            <text:p>2556248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6451781" calcext:value-type="float">
            <text:p>25564517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6961472" calcext:value-type="float">
            <text:p>2556961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6978540" calcext:value-type="float">
            <text:p>2556978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033509" calcext:value-type="float">
            <text:p>2557033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042675" calcext:value-type="float">
            <text:p>25570426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047954" calcext:value-type="float">
            <text:p>25570479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049987" calcext:value-type="float">
            <text:p>25570499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111750" calcext:value-type="float">
            <text:p>2557111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124109" calcext:value-type="float">
            <text:p>2557124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126539" calcext:value-type="float">
            <text:p>2557126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7139687" calcext:value-type="float">
            <text:p>25571396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60787726" calcext:value-type="float">
            <text:p>2560787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71148049" calcext:value-type="float">
            <text:p>2571148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72633295" calcext:value-type="float">
            <text:p>2572633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several American linguists</text:p>
          </table:table-cell>
        </table:table-row>
        <table:table-row table:style-name="ro1">
          <table:table-cell office:value-type="float" office:value="2554995752" calcext:value-type="float">
            <text:p>2554995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5283858" calcext:value-type="float">
            <text:p>25552838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5421008" calcext:value-type="float">
            <text:p>255542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5435624" calcext:value-type="float">
            <text:p>2555435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5593728" calcext:value-type="float">
            <text:p>25555937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6079560" calcext:value-type="float">
            <text:p>2556079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6248446" calcext:value-type="float">
            <text:p>2556248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6450687" calcext:value-type="float">
            <text:p>25564506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6960923" calcext:value-type="float">
            <text:p>2556960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6977783" calcext:value-type="float">
            <text:p>25569777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032780" calcext:value-type="float">
            <text:p>2557032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039956" calcext:value-type="float">
            <text:p>25570399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047080" calcext:value-type="float">
            <text:p>25570470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048454" calcext:value-type="float">
            <text:p>2557048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110789" calcext:value-type="float">
            <text:p>25571107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116812" calcext:value-type="float">
            <text:p>2557116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123101" calcext:value-type="float">
            <text:p>2557123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7123981" calcext:value-type="float">
            <text:p>25571239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60787021" calcext:value-type="float">
            <text:p>2560787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71118594" calcext:value-type="float">
            <text:p>25711185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72631258" calcext:value-type="float">
            <text:p>2572631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 are most American linguists</text:p>
          </table:table-cell>
        </table:table-row>
        <table:table-row table:style-name="ro1">
          <table:table-cell office:value-type="float" office:value="2554998699" calcext:value-type="float">
            <text:p>25549986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5284796" calcext:value-type="float">
            <text:p>25552847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5422205" calcext:value-type="float">
            <text:p>2555422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5437308" calcext:value-type="float">
            <text:p>2555437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5594768" calcext:value-type="float">
            <text:p>25555947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6080804" calcext:value-type="float">
            <text:p>25560808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6248919" calcext:value-type="float">
            <text:p>2556248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6451786" calcext:value-type="float">
            <text:p>25564517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6961474" calcext:value-type="float">
            <text:p>25569614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6978537" calcext:value-type="float">
            <text:p>25569785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033505" calcext:value-type="float">
            <text:p>25570335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042668" calcext:value-type="float">
            <text:p>2557042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047960" calcext:value-type="float">
            <text:p>25570479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049979" calcext:value-type="float">
            <text:p>25570499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111751" calcext:value-type="float">
            <text:p>2557111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124092" calcext:value-type="float">
            <text:p>25571240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126543" calcext:value-type="float">
            <text:p>25571265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7139685" calcext:value-type="float">
            <text:p>25571396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60787717" calcext:value-type="float">
            <text:p>25607877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71134117" calcext:value-type="float">
            <text:p>2571134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72633299" calcext:value-type="float">
            <text:p>2572633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John’s were stolen.</text:p>
          </table:table-cell>
        </table:table-row>
        <table:table-row table:style-name="ro1">
          <table:table-cell office:value-type="float" office:value="2554992543" calcext:value-type="float">
            <text:p>25549925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5226375" calcext:value-type="float">
            <text:p>25552263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5283116" calcext:value-type="float">
            <text:p>2555283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5419767" calcext:value-type="float">
            <text:p>25554197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5435038" calcext:value-type="float">
            <text:p>2555435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5519507" calcext:value-type="float">
            <text:p>25555195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5592823" calcext:value-type="float">
            <text:p>25555928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6078359" calcext:value-type="float">
            <text:p>2556078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6183093" calcext:value-type="float">
            <text:p>25561830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6247542" calcext:value-type="float">
            <text:p>25562475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6281298" calcext:value-type="float">
            <text:p>2556281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6449984" calcext:value-type="float">
            <text:p>2556449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6960082" calcext:value-type="float">
            <text:p>2556960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6977093" calcext:value-type="float">
            <text:p>2556977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7031115" calcext:value-type="float">
            <text:p>2557031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7036671" calcext:value-type="float">
            <text:p>25570366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7044758" calcext:value-type="float">
            <text:p>2557044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57045698" calcext:value-type="float">
            <text:p>25570456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60786025" calcext:value-type="float">
            <text:p>2560786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71075209" calcext:value-type="float">
            <text:p>2571075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72628616" calcext:value-type="float">
            <text:p>25726286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that student’s were stolen.</text:p>
          </table:table-cell>
        </table:table-row>
        <table:table-row table:style-name="ro1">
          <table:table-cell office:value-type="float" office:value="2574439864" calcext:value-type="float">
            <text:p>25744398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4765162" calcext:value-type="float">
            <text:p>2574765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5558968" calcext:value-type="float">
            <text:p>25755589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5696592" calcext:value-type="float">
            <text:p>25756965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6039779" calcext:value-type="float">
            <text:p>2576039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6105673" calcext:value-type="float">
            <text:p>2576105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7421514" calcext:value-type="float">
            <text:p>25774215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8156368" calcext:value-type="float">
            <text:p>25781563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9152767" calcext:value-type="float">
            <text:p>25791527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0385475" calcext:value-type="float">
            <text:p>2580385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1001144" calcext:value-type="float">
            <text:p>2581001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2296823" calcext:value-type="float">
            <text:p>25822968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2813560" calcext:value-type="float">
            <text:p>25828135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2814783" calcext:value-type="float">
            <text:p>25828147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5328700" calcext:value-type="float">
            <text:p>2585328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5396619" calcext:value-type="float">
            <text:p>25853966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85535241" calcext:value-type="float">
            <text:p>2585535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90816152" calcext:value-type="float">
            <text:p>2590816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books of a student’s were stolen.</text:p>
          </table:table-cell>
        </table:table-row>
        <table:table-row table:style-name="ro1">
          <table:table-cell office:value-type="float" office:value="2570828013" calcext:value-type="float">
            <text:p>2570828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0973850" calcext:value-type="float">
            <text:p>25709738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1053015" calcext:value-type="float">
            <text:p>2571053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1372904" calcext:value-type="float">
            <text:p>2571372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1460693" calcext:value-type="float">
            <text:p>25714606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1592410" calcext:value-type="float">
            <text:p>2571592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1697127" calcext:value-type="float">
            <text:p>2571697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1806981" calcext:value-type="float">
            <text:p>25718069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1900570" calcext:value-type="float">
            <text:p>25719005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2037799" calcext:value-type="float">
            <text:p>25720377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2151236" calcext:value-type="float">
            <text:p>2572151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2576729" calcext:value-type="float">
            <text:p>25725767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2732331" calcext:value-type="float">
            <text:p>25727323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2765887" calcext:value-type="float">
            <text:p>2572765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3097752" calcext:value-type="float">
            <text:p>25730977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3232146" calcext:value-type="float">
            <text:p>2573232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3474407" calcext:value-type="float">
            <text:p>25734744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3557220" calcext:value-type="float">
            <text:p>2573557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3771781" calcext:value-type="float">
            <text:p>25737717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3842585" calcext:value-type="float">
            <text:p>25738425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3877258" calcext:value-type="float">
            <text:p>2573877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ose children’s friends is leaving.</text:p>
          </table:table-cell>
        </table:table-row>
        <table:table-row table:style-name="ro1">
          <table:table-cell office:value-type="float" office:value="2570852008" calcext:value-type="float">
            <text:p>257085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1108095" calcext:value-type="float">
            <text:p>2571108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1413378" calcext:value-type="float">
            <text:p>25714133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1484551" calcext:value-type="float">
            <text:p>2571484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1606352" calcext:value-type="float">
            <text:p>25716063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1727664" calcext:value-type="float">
            <text:p>25717276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1828789" calcext:value-type="float">
            <text:p>25718287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1932910" calcext:value-type="float">
            <text:p>2571932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2060023" calcext:value-type="float">
            <text:p>2572060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2160025" calcext:value-type="float">
            <text:p>2572160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2587232" calcext:value-type="float">
            <text:p>2572587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2744365" calcext:value-type="float">
            <text:p>25727443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2779410" calcext:value-type="float">
            <text:p>2572779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3107203" calcext:value-type="float">
            <text:p>2573107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3251503" calcext:value-type="float">
            <text:p>25732515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3509350" calcext:value-type="float">
            <text:p>2573509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3567727" calcext:value-type="float">
            <text:p>25735677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3784088" calcext:value-type="float">
            <text:p>25737840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3869450" calcext:value-type="float">
            <text:p>2573869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3888344" calcext:value-type="float">
            <text:p>2573888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friend of those children’s is leaving.</text:p>
          </table:table-cell>
        </table:table-row>
        <table:table-row table:style-name="ro1">
          <table:table-cell office:value-type="float" office:value="2570848944" calcext:value-type="float">
            <text:p>25708489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1103007" calcext:value-type="float">
            <text:p>2571103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1409001" calcext:value-type="float">
            <text:p>2571409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1479813" calcext:value-type="float">
            <text:p>25714798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1602757" calcext:value-type="float">
            <text:p>25716027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1720353" calcext:value-type="float">
            <text:p>2571720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1822976" calcext:value-type="float">
            <text:p>25718229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1929408" calcext:value-type="float">
            <text:p>2571929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2055956" calcext:value-type="float">
            <text:p>25720559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2157906" calcext:value-type="float">
            <text:p>25721579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2585547" calcext:value-type="float">
            <text:p>25725855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2742926" calcext:value-type="float">
            <text:p>2572742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2776759" calcext:value-type="float">
            <text:p>25727767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3105349" calcext:value-type="float">
            <text:p>2573105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3240488" calcext:value-type="float">
            <text:p>25732404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3500128" calcext:value-type="float">
            <text:p>2573500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3564170" calcext:value-type="float">
            <text:p>2573564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3781301" calcext:value-type="float">
            <text:p>2573781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3867999" calcext:value-type="float">
            <text:p>2573867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3886687" calcext:value-type="float">
            <text:p>25738866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some famous people’s diaries were sold.</text:p>
          </table:table-cell>
        </table:table-row>
        <table:table-row table:style-name="ro1">
          <table:table-cell office:value-type="float" office:value="2570889685" calcext:value-type="float">
            <text:p>2570889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1530380" calcext:value-type="float">
            <text:p>2571530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1625836" calcext:value-type="float">
            <text:p>25716258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1759914" calcext:value-type="float">
            <text:p>2571759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1862834" calcext:value-type="float">
            <text:p>25718628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1964386" calcext:value-type="float">
            <text:p>25719643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2763561" calcext:value-type="float">
            <text:p>2572763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2802159" calcext:value-type="float">
            <text:p>2572802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3122041" calcext:value-type="float">
            <text:p>2573122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3276493" calcext:value-type="float">
            <text:p>25732764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3593737" calcext:value-type="float">
            <text:p>25735937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3814929" calcext:value-type="float">
            <text:p>25738149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3899795" calcext:value-type="float">
            <text:p>25738997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4054412" calcext:value-type="float">
            <text:p>25740544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4144414" calcext:value-type="float">
            <text:p>2574144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4398486" calcext:value-type="float">
            <text:p>2574398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4640118" calcext:value-type="float">
            <text:p>2574640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4742658" calcext:value-type="float">
            <text:p>25747426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5549393" calcext:value-type="float">
            <text:p>2575549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5684968" calcext:value-type="float">
            <text:p>25756849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aries of some famous people’s were sold.</text:p>
          </table:table-cell>
        </table:table-row>
        <table:table-row table:style-name="ro1">
          <table:table-cell office:value-type="float" office:value="2570848942" calcext:value-type="float">
            <text:p>25708489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1089453" calcext:value-type="float">
            <text:p>25710894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1408989" calcext:value-type="float">
            <text:p>25714089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1479809" calcext:value-type="float">
            <text:p>2571479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1602753" calcext:value-type="float">
            <text:p>25716027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1720349" calcext:value-type="float">
            <text:p>2571720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1822984" calcext:value-type="float">
            <text:p>2571822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1929400" calcext:value-type="float">
            <text:p>2571929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2055960" calcext:value-type="float">
            <text:p>2572055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2157897" calcext:value-type="float">
            <text:p>2572157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2585550" calcext:value-type="float">
            <text:p>2572585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2742919" calcext:value-type="float">
            <text:p>2572742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2776760" calcext:value-type="float">
            <text:p>2572776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3105346" calcext:value-type="float">
            <text:p>2573105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3240492" calcext:value-type="float">
            <text:p>25732404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3500126" calcext:value-type="float">
            <text:p>2573500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3564174" calcext:value-type="float">
            <text:p>2573564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3781312" calcext:value-type="float">
            <text:p>25737813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3868004" calcext:value-type="float">
            <text:p>2573868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3886684" calcext:value-type="float">
            <text:p>25738866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people’s house burned down.</text:p>
          </table:table-cell>
        </table:table-row>
        <table:table-row table:style-name="ro1">
          <table:table-cell office:value-type="float" office:value="2570891996" calcext:value-type="float">
            <text:p>2570891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1628625" calcext:value-type="float">
            <text:p>25716286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1765576" calcext:value-type="float">
            <text:p>25717655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1866134" calcext:value-type="float">
            <text:p>2571866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1967032" calcext:value-type="float">
            <text:p>25719670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3280756" calcext:value-type="float">
            <text:p>2573280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3595126" calcext:value-type="float">
            <text:p>2573595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3818189" calcext:value-type="float">
            <text:p>2573818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3901807" calcext:value-type="float">
            <text:p>25739018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4056575" calcext:value-type="float">
            <text:p>25740565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4147426" calcext:value-type="float">
            <text:p>25741474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4402390" calcext:value-type="float">
            <text:p>25744023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4647022" calcext:value-type="float">
            <text:p>2574647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4744092" calcext:value-type="float">
            <text:p>2574744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5551214" calcext:value-type="float">
            <text:p>2575551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5687175" calcext:value-type="float">
            <text:p>2575687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5812851" calcext:value-type="float">
            <text:p>2575812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6029832" calcext:value-type="float">
            <text:p>25760298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6091417" calcext:value-type="float">
            <text:p>2576091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7407904" calcext:value-type="float">
            <text:p>2577407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people’s house burned down.</text:p>
          </table:table-cell>
        </table:table-row>
        <table:table-row table:style-name="ro1">
          <table:table-cell office:value-type="float" office:value="2574154329" calcext:value-type="float">
            <text:p>2574154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4418453" calcext:value-type="float">
            <text:p>25744184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4746822" calcext:value-type="float">
            <text:p>25747468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4752141" calcext:value-type="float">
            <text:p>2574752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5553863" calcext:value-type="float">
            <text:p>25755538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5690895" calcext:value-type="float">
            <text:p>2575690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6031243" calcext:value-type="float">
            <text:p>2576031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6094074" calcext:value-type="float">
            <text:p>25760940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7411388" calcext:value-type="float">
            <text:p>2577411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8121512" calcext:value-type="float">
            <text:p>2578121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9132689" calcext:value-type="float">
            <text:p>2579132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0380920" calcext:value-type="float">
            <text:p>2580380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0992751" calcext:value-type="float">
            <text:p>25809927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2289902" calcext:value-type="float">
            <text:p>2582289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2786703" calcext:value-type="float">
            <text:p>25827867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2804991" calcext:value-type="float">
            <text:p>25828049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5322899" calcext:value-type="float">
            <text:p>2585322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5389490" calcext:value-type="float">
            <text:p>2585389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5524136" calcext:value-type="float">
            <text:p>2585524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89146856" calcext:value-type="float">
            <text:p>25891468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 is coming for a visit.</text:p>
          </table:table-cell>
        </table:table-row>
        <table:table-row table:style-name="ro1">
          <table:table-cell office:value-type="float" office:value="2574436395" calcext:value-type="float">
            <text:p>25744363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4763048" calcext:value-type="float">
            <text:p>2574763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5557820" calcext:value-type="float">
            <text:p>25755578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5694548" calcext:value-type="float">
            <text:p>25756945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6039781" calcext:value-type="float">
            <text:p>25760397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6105670" calcext:value-type="float">
            <text:p>25761056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7421517" calcext:value-type="float">
            <text:p>2577421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8153197" calcext:value-type="float">
            <text:p>2578153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9147602" calcext:value-type="float">
            <text:p>2579147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0384625" calcext:value-type="float">
            <text:p>2580384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0999351" calcext:value-type="float">
            <text:p>2580999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2295812" calcext:value-type="float">
            <text:p>25822958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2794702" calcext:value-type="float">
            <text:p>25827947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2811756" calcext:value-type="float">
            <text:p>25828117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5327680" calcext:value-type="float">
            <text:p>2585327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5395398" calcext:value-type="float">
            <text:p>25853953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85532105" calcext:value-type="float">
            <text:p>2585532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90816156" calcext:value-type="float">
            <text:p>2590816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brothers’ relatives are coming for a visit.</text:p>
          </table:table-cell>
        </table:table-row>
        <table:table-row table:style-name="ro1">
          <table:table-cell office:value-type="float" office:value="2570851992" calcext:value-type="float">
            <text:p>2570851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1103002" calcext:value-type="float">
            <text:p>2571103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1413376" calcext:value-type="float">
            <text:p>25714133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1484545" calcext:value-type="float">
            <text:p>2571484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1606341" calcext:value-type="float">
            <text:p>2571606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1727659" calcext:value-type="float">
            <text:p>2571727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1828818" calcext:value-type="float">
            <text:p>25718288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1932905" calcext:value-type="float">
            <text:p>2571932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2060019" calcext:value-type="float">
            <text:p>2572060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2160018" calcext:value-type="float">
            <text:p>2572160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2587236" calcext:value-type="float">
            <text:p>2572587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2744361" calcext:value-type="float">
            <text:p>2572744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2779438" calcext:value-type="float">
            <text:p>2572779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3107207" calcext:value-type="float">
            <text:p>2573107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3251511" calcext:value-type="float">
            <text:p>25732515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3509346" calcext:value-type="float">
            <text:p>2573509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3567725" calcext:value-type="float">
            <text:p>2573567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3784090" calcext:value-type="float">
            <text:p>2573784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3869447" calcext:value-type="float">
            <text:p>25738694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3888350" calcext:value-type="float">
            <text:p>2573888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students’ father is in prison.</text:p>
          </table:table-cell>
        </table:table-row>
        <table:table-row table:style-name="ro1">
          <table:table-cell office:value-type="float" office:value="2570883807" calcext:value-type="float">
            <text:p>2570883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1148046" calcext:value-type="float">
            <text:p>2571148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1450144" calcext:value-type="float">
            <text:p>2571450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1524187" calcext:value-type="float">
            <text:p>2571524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1619779" calcext:value-type="float">
            <text:p>25716197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1753998" calcext:value-type="float">
            <text:p>2571753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1855985" calcext:value-type="float">
            <text:p>2571855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1962593" calcext:value-type="float">
            <text:p>2571962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2633298" calcext:value-type="float">
            <text:p>2572633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2762189" calcext:value-type="float">
            <text:p>2572762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2798591" calcext:value-type="float">
            <text:p>25727985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3118634" calcext:value-type="float">
            <text:p>25731186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3268855" calcext:value-type="float">
            <text:p>25732688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3590884" calcext:value-type="float">
            <text:p>25735908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3803829" calcext:value-type="float">
            <text:p>25738038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3878196" calcext:value-type="float">
            <text:p>2573878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3897841" calcext:value-type="float">
            <text:p>2573897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4052984" calcext:value-type="float">
            <text:p>2574052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4141939" calcext:value-type="float">
            <text:p>25741419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4393648" calcext:value-type="float">
            <text:p>25743936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4614272" calcext:value-type="float">
            <text:p>2574614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three students’ father is in prison.</text:p>
          </table:table-cell>
        </table:table-row>
        <table:table-row table:style-name="ro1">
          <table:table-cell office:value-type="float" office:value="2570865251" calcext:value-type="float">
            <text:p>2570865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1130372" calcext:value-type="float">
            <text:p>2571130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1427276" calcext:value-type="float">
            <text:p>25714272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1508176" calcext:value-type="float">
            <text:p>2571508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1614226" calcext:value-type="float">
            <text:p>2571614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1743344" calcext:value-type="float">
            <text:p>2571743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1840686" calcext:value-type="float">
            <text:p>25718406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1953162" calcext:value-type="float">
            <text:p>2571953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2077520" calcext:value-type="float">
            <text:p>2572077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2751248" calcext:value-type="float">
            <text:p>2572751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2792579" calcext:value-type="float">
            <text:p>2572792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3113962" calcext:value-type="float">
            <text:p>25731139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3264322" calcext:value-type="float">
            <text:p>25732643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3581051" calcext:value-type="float">
            <text:p>25735810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3797579" calcext:value-type="float">
            <text:p>25737975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3873322" calcext:value-type="float">
            <text:p>25738733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3894248" calcext:value-type="float">
            <text:p>2573894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4049771" calcext:value-type="float">
            <text:p>2574049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4136292" calcext:value-type="float">
            <text:p>257413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4384958" calcext:value-type="float">
            <text:p>25743849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4602688" calcext:value-type="float">
            <text:p>25746026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Rome’s hills has a spring.</text:p>
          </table:table-cell>
        </table:table-row>
        <table:table-row table:style-name="ro1">
          <table:table-cell office:value-type="float" office:value="2570838284" calcext:value-type="float">
            <text:p>2570838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1075222" calcext:value-type="float">
            <text:p>2571075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1389043" calcext:value-type="float">
            <text:p>2571389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1469445" calcext:value-type="float">
            <text:p>25714694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1598313" calcext:value-type="float">
            <text:p>2571598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1703334" calcext:value-type="float">
            <text:p>25717033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1815653" calcext:value-type="float">
            <text:p>25718156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1907762" calcext:value-type="float">
            <text:p>25719077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2044319" calcext:value-type="float">
            <text:p>25720443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2153331" calcext:value-type="float">
            <text:p>25721533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2581973" calcext:value-type="float">
            <text:p>25725819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2736401" calcext:value-type="float">
            <text:p>2572736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2772030" calcext:value-type="float">
            <text:p>2572772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3101495" calcext:value-type="float">
            <text:p>25731014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3236476" calcext:value-type="float">
            <text:p>2573236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3490452" calcext:value-type="float">
            <text:p>25734904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3560901" calcext:value-type="float">
            <text:p>2573560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3775464" calcext:value-type="float">
            <text:p>2573775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3847301" calcext:value-type="float">
            <text:p>2573847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3882815" calcext:value-type="float">
            <text:p>25738828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hill of Rome’s has a spring.</text:p>
          </table:table-cell>
        </table:table-row>
        <table:table-row table:style-name="ro1">
          <table:table-cell office:value-type="float" office:value="2570838294" calcext:value-type="float">
            <text:p>2570838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1082806" calcext:value-type="float">
            <text:p>25710828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1389044" calcext:value-type="float">
            <text:p>25713890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1469441" calcext:value-type="float">
            <text:p>25714694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1598304" calcext:value-type="float">
            <text:p>2571598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1703331" calcext:value-type="float">
            <text:p>25717033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1815672" calcext:value-type="float">
            <text:p>2571815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1907756" calcext:value-type="float">
            <text:p>2571907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2044326" calcext:value-type="float">
            <text:p>2572044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2153337" calcext:value-type="float">
            <text:p>25721533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2581978" calcext:value-type="float">
            <text:p>25725819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2736395" calcext:value-type="float">
            <text:p>2572736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2772033" calcext:value-type="float">
            <text:p>25727720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3101487" calcext:value-type="float">
            <text:p>25731014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3236472" calcext:value-type="float">
            <text:p>25732364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3490446" calcext:value-type="float">
            <text:p>2573490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3560924" calcext:value-type="float">
            <text:p>25735609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3775473" calcext:value-type="float">
            <text:p>25737754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3847304" calcext:value-type="float">
            <text:p>25738473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3882817" calcext:value-type="float">
            <text:p>2573882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 Rome’s hills, but I hate Boston’s</text:p>
          </table:table-cell>
        </table:table-row>
        <table:table-row table:style-name="ro1">
          <table:table-cell office:value-type="float" office:value="2570881762" calcext:value-type="float">
            <text:p>25708817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1134119" calcext:value-type="float">
            <text:p>2571134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1433348" calcext:value-type="float">
            <text:p>2571433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1511312" calcext:value-type="float">
            <text:p>2571511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1617059" calcext:value-type="float">
            <text:p>2571617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1748379" calcext:value-type="float">
            <text:p>2571748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1851884" calcext:value-type="float">
            <text:p>2571851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1960046" calcext:value-type="float">
            <text:p>25719600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2082556" calcext:value-type="float">
            <text:p>2572082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2760970" calcext:value-type="float">
            <text:p>25727609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2796010" calcext:value-type="float">
            <text:p>2572796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3116383" calcext:value-type="float">
            <text:p>2573116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3266438" calcext:value-type="float">
            <text:p>25732664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3589192" calcext:value-type="float">
            <text:p>2573589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3801302" calcext:value-type="float">
            <text:p>25738013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3877366" calcext:value-type="float">
            <text:p>25738773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3896132" calcext:value-type="float">
            <text:p>2573896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4051167" calcext:value-type="float">
            <text:p>2574051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4139294" calcext:value-type="float">
            <text:p>25741392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4389227" calcext:value-type="float">
            <text:p>2574389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4609137" calcext:value-type="float">
            <text:p>2574609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yesterday’s lectures was boring.</text:p>
          </table:table-cell>
        </table:table-row>
        <table:table-row table:style-name="ro1">
          <table:table-cell office:value-type="float" office:value="2574439867" calcext:value-type="float">
            <text:p>2574439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4763050" calcext:value-type="float">
            <text:p>25747630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5558980" calcext:value-type="float">
            <text:p>25755589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5696587" calcext:value-type="float">
            <text:p>25756965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6039774" calcext:value-type="float">
            <text:p>25760397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6105672" calcext:value-type="float">
            <text:p>2576105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7421520" calcext:value-type="float">
            <text:p>25774215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8156371" calcext:value-type="float">
            <text:p>25781563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9152778" calcext:value-type="float">
            <text:p>2579152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0385479" calcext:value-type="float">
            <text:p>25803854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1001146" calcext:value-type="float">
            <text:p>2581001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2296817" calcext:value-type="float">
            <text:p>2582296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2813565" calcext:value-type="float">
            <text:p>2582813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2814770" calcext:value-type="float">
            <text:p>2582814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5328694" calcext:value-type="float">
            <text:p>25853286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5396630" calcext:value-type="float">
            <text:p>2585396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85535237" calcext:value-type="float">
            <text:p>2585535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90816154" calcext:value-type="float">
            <text:p>2590816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lecture of yesterday’s was boring.</text:p>
          </table:table-cell>
        </table:table-row>
        <table:table-row table:style-name="ro1">
          <table:table-cell office:value-type="float" office:value="2574436393" calcext:value-type="float">
            <text:p>25744363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4763052" calcext:value-type="float">
            <text:p>2574763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5557829" calcext:value-type="float">
            <text:p>25755578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5694546" calcext:value-type="float">
            <text:p>25756945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6037844" calcext:value-type="float">
            <text:p>2576037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6102997" calcext:value-type="float">
            <text:p>2576102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7417499" calcext:value-type="float">
            <text:p>25774174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8153192" calcext:value-type="float">
            <text:p>2578153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9147598" calcext:value-type="float">
            <text:p>25791475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0384623" calcext:value-type="float">
            <text:p>25803846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0999348" calcext:value-type="float">
            <text:p>2580999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2295821" calcext:value-type="float">
            <text:p>25822958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2794707" calcext:value-type="float">
            <text:p>25827947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2811761" calcext:value-type="float">
            <text:p>25828117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5327683" calcext:value-type="float">
            <text:p>25853276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5395399" calcext:value-type="float">
            <text:p>25853953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85532098" calcext:value-type="float">
            <text:p>2585532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90813429" calcext:value-type="float">
            <text:p>2590813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iked today’s lecture, but I hated yesterday’s</text:p>
          </table:table-cell>
        </table:table-row>
        <table:table-row table:style-name="ro1">
          <table:table-cell office:value-type="float" office:value="2570828007" calcext:value-type="float">
            <text:p>2570828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0973853" calcext:value-type="float">
            <text:p>25709738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1053024" calcext:value-type="float">
            <text:p>2571053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1372897" calcext:value-type="float">
            <text:p>2571372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1460711" calcext:value-type="float">
            <text:p>2571460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1592407" calcext:value-type="float">
            <text:p>25715924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1697124" calcext:value-type="float">
            <text:p>2571697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1806987" calcext:value-type="float">
            <text:p>2571806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1900577" calcext:value-type="float">
            <text:p>25719005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2037795" calcext:value-type="float">
            <text:p>25720377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2151235" calcext:value-type="float">
            <text:p>25721512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2576733" calcext:value-type="float">
            <text:p>2572576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2732344" calcext:value-type="float">
            <text:p>2572732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2765878" calcext:value-type="float">
            <text:p>2572765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3097748" calcext:value-type="float">
            <text:p>25730977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3232155" calcext:value-type="float">
            <text:p>2573232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3474396" calcext:value-type="float">
            <text:p>2573474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3557218" calcext:value-type="float">
            <text:p>2573557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3771779" calcext:value-type="float">
            <text:p>25737717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3842579" calcext:value-type="float">
            <text:p>2573842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3877244" calcext:value-type="float">
            <text:p>2573877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don’t like the grown-up’s friends, but I like those children’s.</text:p>
          </table:table-cell>
        </table:table-row>
        <table:table-row table:style-name="ro1">
          <table:table-cell office:value-type="float" office:value="2570845355" calcext:value-type="float">
            <text:p>2570845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1082817" calcext:value-type="float">
            <text:p>25710828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1393394" calcext:value-type="float">
            <text:p>25713933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1473881" calcext:value-type="float">
            <text:p>2571473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1600375" calcext:value-type="float">
            <text:p>2571600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1705887" calcext:value-type="float">
            <text:p>2571705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1819605" calcext:value-type="float">
            <text:p>25718196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1921830" calcext:value-type="float">
            <text:p>2571921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2051862" calcext:value-type="float">
            <text:p>25720518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2154316" calcext:value-type="float">
            <text:p>2572154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2584043" calcext:value-type="float">
            <text:p>25725840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2740594" calcext:value-type="float">
            <text:p>25727405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2773957" calcext:value-type="float">
            <text:p>25727739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3103535" calcext:value-type="float">
            <text:p>25731035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3238588" calcext:value-type="float">
            <text:p>25732385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3494821" calcext:value-type="float">
            <text:p>25734948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3562903" calcext:value-type="float">
            <text:p>2573562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3778028" calcext:value-type="float">
            <text:p>2573778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3851199" calcext:value-type="float">
            <text:p>2573851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3884973" calcext:value-type="float">
            <text:p>25738849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of John’s dogs turned out to be rabid.</text:p>
          </table:table-cell>
        </table:table-row>
        <table:table-row table:style-name="ro1">
          <table:table-cell office:value-type="float" office:value="2570831659" calcext:value-type="float">
            <text:p>25708316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0978258" calcext:value-type="float">
            <text:p>2570978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1061016" calcext:value-type="float">
            <text:p>2571061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1376983" calcext:value-type="float">
            <text:p>25713769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1464692" calcext:value-type="float">
            <text:p>25714646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1595535" calcext:value-type="float">
            <text:p>25715955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1700930" calcext:value-type="float">
            <text:p>2571700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1811011" calcext:value-type="float">
            <text:p>2571811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1904602" calcext:value-type="float">
            <text:p>25719046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2040839" calcext:value-type="float">
            <text:p>25720408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2152187" calcext:value-type="float">
            <text:p>2572152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2578803" calcext:value-type="float">
            <text:p>25725788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2734305" calcext:value-type="float">
            <text:p>2572734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2769732" calcext:value-type="float">
            <text:p>25727697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3099887" calcext:value-type="float">
            <text:p>2573099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3234362" calcext:value-type="float">
            <text:p>2573234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3483130" calcext:value-type="float">
            <text:p>2573483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3558739" calcext:value-type="float">
            <text:p>25735587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3773332" calcext:value-type="float">
            <text:p>2573773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3844160" calcext:value-type="float">
            <text:p>2573844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3879595" calcext:value-type="float">
            <text:p>25738795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Unfortunately, one dog of John’s turned out to be rabid.</text:p>
          </table:table-cell>
        </table:table-row>
        <table:table-row table:style-name="ro1">
          <table:table-cell office:value-type="float" office:value="2570892002" calcext:value-type="float">
            <text:p>257089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1533486" calcext:value-type="float">
            <text:p>25715334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1628617" calcext:value-type="float">
            <text:p>25716286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1765565" calcext:value-type="float">
            <text:p>25717655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1866131" calcext:value-type="float">
            <text:p>2571866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1967041" calcext:value-type="float">
            <text:p>2571967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2765696" calcext:value-type="float">
            <text:p>25727656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2805987" calcext:value-type="float">
            <text:p>25728059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3124538" calcext:value-type="float">
            <text:p>25731245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3280758" calcext:value-type="float">
            <text:p>25732807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3595122" calcext:value-type="float">
            <text:p>2573595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3818195" calcext:value-type="float">
            <text:p>25738181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3901790" calcext:value-type="float">
            <text:p>25739017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4056583" calcext:value-type="float">
            <text:p>25740565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4147431" calcext:value-type="float">
            <text:p>2574147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4402401" calcext:value-type="float">
            <text:p>25744024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4647025" calcext:value-type="float">
            <text:p>2574647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4742663" calcext:value-type="float">
            <text:p>25747426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5551217" calcext:value-type="float">
            <text:p>2575551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5687181" calcext:value-type="float">
            <text:p>2575687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John’s dogs turned out to be rabid, while Jack’s didn’t.</text:p>
          </table:table-cell>
        </table:table-row>
        <table:table-row table:style-name="ro1">
          <table:table-cell office:value-type="float" office:value="2570862548" calcext:value-type="float">
            <text:p>25708625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1125167" calcext:value-type="float">
            <text:p>2571125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1423356" calcext:value-type="float">
            <text:p>25714233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1500874" calcext:value-type="float">
            <text:p>2571500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1611723" calcext:value-type="float">
            <text:p>25716117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1740436" calcext:value-type="float">
            <text:p>257174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1835807" calcext:value-type="float">
            <text:p>25718358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1945120" calcext:value-type="float">
            <text:p>2571945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2073018" calcext:value-type="float">
            <text:p>2572073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2162762" calcext:value-type="float">
            <text:p>25721627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2590252" calcext:value-type="float">
            <text:p>2572590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2749148" calcext:value-type="float">
            <text:p>2572749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2785743" calcext:value-type="float">
            <text:p>25727857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3111533" calcext:value-type="float">
            <text:p>25731115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3262016" calcext:value-type="float">
            <text:p>257326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3572876" calcext:value-type="float">
            <text:p>2573572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3794951" calcext:value-type="float">
            <text:p>25737949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3871655" calcext:value-type="float">
            <text:p>25738716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3892237" calcext:value-type="float">
            <text:p>2573892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4047284" calcext:value-type="float">
            <text:p>2574047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4133822" calcext:value-type="float">
            <text:p>2574133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distinct groups of dogs attacked Jack and John. I had to check John’s dogs for rabies, while my colleague checked Jack’s.</text:p>
          </table:table-cell>
        </table:table-row>
        <table:table-row table:style-name="ro1">
          <table:table-cell office:value-type="float" office:value="2570831661" calcext:value-type="float">
            <text:p>25708316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0978260" calcext:value-type="float">
            <text:p>2570978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1075216" calcext:value-type="float">
            <text:p>2571075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1376991" calcext:value-type="float">
            <text:p>25713769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1464668" calcext:value-type="float">
            <text:p>2571464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1595532" calcext:value-type="float">
            <text:p>25715955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1700921" calcext:value-type="float">
            <text:p>25717009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1811010" calcext:value-type="float">
            <text:p>2571811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1904598" calcext:value-type="float">
            <text:p>25719045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2040841" calcext:value-type="float">
            <text:p>25720408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2152186" calcext:value-type="float">
            <text:p>2572152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2578801" calcext:value-type="float">
            <text:p>25725788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2734298" calcext:value-type="float">
            <text:p>25727342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2769728" calcext:value-type="float">
            <text:p>25727697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3099892" calcext:value-type="float">
            <text:p>2573099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3234379" calcext:value-type="float">
            <text:p>2573234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3483125" calcext:value-type="float">
            <text:p>2573483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3558728" calcext:value-type="float">
            <text:p>25735587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3773323" calcext:value-type="float">
            <text:p>2573773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3844151" calcext:value-type="float">
            <text:p>2573844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3879591" calcext:value-type="float">
            <text:p>25738795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hn’s four novels may be bestsellers, but Jack’s two are masterpieces.</text:p>
          </table:table-cell>
        </table:table-row>
        <table:table-row table:style-name="ro1">
          <table:table-cell office:value-type="float" office:value="2570857515" calcext:value-type="float">
            <text:p>2570857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1115174" calcext:value-type="float">
            <text:p>2571115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1419280" calcext:value-type="float">
            <text:p>2571419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1491059" calcext:value-type="float">
            <text:p>2571491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1609028" calcext:value-type="float">
            <text:p>2571609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1734126" calcext:value-type="float">
            <text:p>2571734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1831915" calcext:value-type="float">
            <text:p>2571831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1941093" calcext:value-type="float">
            <text:p>25719410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2067637" calcext:value-type="float">
            <text:p>25720676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2160977" calcext:value-type="float">
            <text:p>25721609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2589326" calcext:value-type="float">
            <text:p>2572589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2747337" calcext:value-type="float">
            <text:p>2572747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2782931" calcext:value-type="float">
            <text:p>25727829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3109714" calcext:value-type="float">
            <text:p>25731097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3254215" calcext:value-type="float">
            <text:p>2573254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3529925" calcext:value-type="float">
            <text:p>25735299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3571546" calcext:value-type="float">
            <text:p>2573571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3787629" calcext:value-type="float">
            <text:p>2573787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3870794" calcext:value-type="float">
            <text:p>25738707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3890267" calcext:value-type="float">
            <text:p>25738902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novel of Jack’s two was made into a movie.</text:p>
          </table:table-cell>
        </table:table-row>
        <table:table-row table:style-name="ro1">
          <table:table-cell office:value-type="float" office:value="2574154326" calcext:value-type="float">
            <text:p>2574154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4418439" calcext:value-type="float">
            <text:p>25744184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4746844" calcext:value-type="float">
            <text:p>2574746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4752149" calcext:value-type="float">
            <text:p>2574752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5553850" calcext:value-type="float">
            <text:p>25755538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5690893" calcext:value-type="float">
            <text:p>2575690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6031247" calcext:value-type="float">
            <text:p>25760312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6094073" calcext:value-type="float">
            <text:p>2576094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7411397" calcext:value-type="float">
            <text:p>2577411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8121520" calcext:value-type="float">
            <text:p>257812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9132694" calcext:value-type="float">
            <text:p>25791326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0380918" calcext:value-type="float">
            <text:p>2580380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0992747" calcext:value-type="float">
            <text:p>25809927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2289912" calcext:value-type="float">
            <text:p>2582289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2786696" calcext:value-type="float">
            <text:p>2582786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2804994" calcext:value-type="float">
            <text:p>2582804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5322892" calcext:value-type="float">
            <text:p>2585322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5389487" calcext:value-type="float">
            <text:p>25853894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5524113" calcext:value-type="float">
            <text:p>2585524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89146855" calcext:value-type="float">
            <text:p>25891468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 director of immigration services made an awful mess.</text:p>
          </table:table-cell>
        </table:table-row>
        <table:table-row table:style-name="ro1">
          <table:table-cell office:value-type="float" office:value="2570845346" calcext:value-type="float">
            <text:p>2570845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1089464" calcext:value-type="float">
            <text:p>2571089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1393381" calcext:value-type="float">
            <text:p>25713933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1473884" calcext:value-type="float">
            <text:p>2571473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1600377" calcext:value-type="float">
            <text:p>25716003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1705863" calcext:value-type="float">
            <text:p>25717058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1819611" calcext:value-type="float">
            <text:p>25718196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1921824" calcext:value-type="float">
            <text:p>25719218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2051867" calcext:value-type="float">
            <text:p>2572051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2154306" calcext:value-type="float">
            <text:p>25721543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2584035" calcext:value-type="float">
            <text:p>25725840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2740590" calcext:value-type="float">
            <text:p>25727405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2773960" calcext:value-type="float">
            <text:p>2572773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3103532" calcext:value-type="float">
            <text:p>25731035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3238582" calcext:value-type="float">
            <text:p>25732385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3494852" calcext:value-type="float">
            <text:p>25734948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3562908" calcext:value-type="float">
            <text:p>2573562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3778037" calcext:value-type="float">
            <text:p>25737780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3851184" calcext:value-type="float">
            <text:p>2573851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3884981" calcext:value-type="float">
            <text:p>25738849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director of immigration services of yours made an awful mess.</text:p>
          </table:table-cell>
        </table:table-row>
        <table:table-row table:style-name="ro1">
          <table:table-cell office:value-type="float" office:value="2570828018" calcext:value-type="float">
            <text:p>2570828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0973852" calcext:value-type="float">
            <text:p>25709738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1053021" calcext:value-type="float">
            <text:p>2571053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1372891" calcext:value-type="float">
            <text:p>2571372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1460705" calcext:value-type="float">
            <text:p>25714607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1592402" calcext:value-type="float">
            <text:p>2571592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1697122" calcext:value-type="float">
            <text:p>2571697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1806991" calcext:value-type="float">
            <text:p>2571806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1900574" calcext:value-type="float">
            <text:p>2571900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2037789" calcext:value-type="float">
            <text:p>25720377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2151233" calcext:value-type="float">
            <text:p>2572151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2576726" calcext:value-type="float">
            <text:p>2572576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2732339" calcext:value-type="float">
            <text:p>25727323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2765883" calcext:value-type="float">
            <text:p>2572765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3097742" calcext:value-type="float">
            <text:p>25730977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3232151" calcext:value-type="float">
            <text:p>2573232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3474401" calcext:value-type="float">
            <text:p>25734744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3557219" calcext:value-type="float">
            <text:p>2573557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3771783" calcext:value-type="float">
            <text:p>2573771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3842592" calcext:value-type="float">
            <text:p>25738425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3877250" calcext:value-type="float">
            <text:p>2573877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among John’s novels have became bestsellers.</text:p>
          </table:table-cell>
        </table:table-row>
        <table:table-row table:style-name="ro1">
          <table:table-cell office:value-type="float" office:value="2570831658" calcext:value-type="float">
            <text:p>25708316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0978263" calcext:value-type="float">
            <text:p>2570978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1061012" calcext:value-type="float">
            <text:p>257106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1376987" calcext:value-type="float">
            <text:p>25713769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1464680" calcext:value-type="float">
            <text:p>2571464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1595534" calcext:value-type="float">
            <text:p>25715955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1700923" calcext:value-type="float">
            <text:p>25717009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1811014" calcext:value-type="float">
            <text:p>2571811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1904593" calcext:value-type="float">
            <text:p>25719045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2040837" calcext:value-type="float">
            <text:p>25720408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2152184" calcext:value-type="float">
            <text:p>2572152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2578799" calcext:value-type="float">
            <text:p>25725787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2734296" calcext:value-type="float">
            <text:p>25727342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2769730" calcext:value-type="float">
            <text:p>25727697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3099882" calcext:value-type="float">
            <text:p>25730998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3234391" calcext:value-type="float">
            <text:p>25732343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3483126" calcext:value-type="float">
            <text:p>2573483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3558736" calcext:value-type="float">
            <text:p>25735587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3773327" calcext:value-type="float">
            <text:p>2573773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3844170" calcext:value-type="float">
            <text:p>2573844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3879586" calcext:value-type="float">
            <text:p>25738795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novels among John’s have became bestsellers.</text:p>
          </table:table-cell>
        </table:table-row>
        <table:table-row table:style-name="ro1">
          <table:table-cell office:value-type="float" office:value="2570865257" calcext:value-type="float">
            <text:p>25708652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1125165" calcext:value-type="float">
            <text:p>2571125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1427281" calcext:value-type="float">
            <text:p>25714272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1508177" calcext:value-type="float">
            <text:p>2571508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1614214" calcext:value-type="float">
            <text:p>2571614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1743333" calcext:value-type="float">
            <text:p>257174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1840721" calcext:value-type="float">
            <text:p>25718407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1953160" calcext:value-type="float">
            <text:p>2571953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2077526" calcext:value-type="float">
            <text:p>25720775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2751253" calcext:value-type="float">
            <text:p>2572751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2792585" calcext:value-type="float">
            <text:p>25727925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3113970" calcext:value-type="float">
            <text:p>25731139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3264318" calcext:value-type="float">
            <text:p>2573264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3581059" calcext:value-type="float">
            <text:p>25735810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3797581" calcext:value-type="float">
            <text:p>25737975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3873321" calcext:value-type="float">
            <text:p>25738733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3894252" calcext:value-type="float">
            <text:p>2573894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4049768" calcext:value-type="float">
            <text:p>25740497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4136287" calcext:value-type="float">
            <text:p>25741362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4384952" calcext:value-type="float">
            <text:p>25743849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4602690" calcext:value-type="float">
            <text:p>25746026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my best friends.</text:p>
          </table:table-cell>
        </table:table-row>
        <table:table-row table:style-name="ro1">
          <table:table-cell office:value-type="float" office:value="2570889680" calcext:value-type="float">
            <text:p>25708896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1533482" calcext:value-type="float">
            <text:p>2571533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1625844" calcext:value-type="float">
            <text:p>2571625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1759910" calcext:value-type="float">
            <text:p>2571759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1862842" calcext:value-type="float">
            <text:p>25718628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1964383" calcext:value-type="float">
            <text:p>2571964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2765702" calcext:value-type="float">
            <text:p>2572765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2802163" calcext:value-type="float">
            <text:p>2572802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3122000" calcext:value-type="float">
            <text:p>257312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3276486" calcext:value-type="float">
            <text:p>2573276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3593730" calcext:value-type="float">
            <text:p>25735937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3814938" calcext:value-type="float">
            <text:p>25738149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3899793" calcext:value-type="float">
            <text:p>25738997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4054414" calcext:value-type="float">
            <text:p>2574054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4144423" calcext:value-type="float">
            <text:p>25741444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4398494" calcext:value-type="float">
            <text:p>25743984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4640124" calcext:value-type="float">
            <text:p>2574640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4742666" calcext:value-type="float">
            <text:p>25747426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5549389" calcext:value-type="float">
            <text:p>25755493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5684962" calcext:value-type="float">
            <text:p>25756849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am looking for one of the boy and the girl.</text:p>
          </table:table-cell>
        </table:table-row>
        <table:table-row table:style-name="ro1">
          <table:table-cell office:value-type="float" office:value="2570865267" calcext:value-type="float">
            <text:p>25708652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1130370" calcext:value-type="float">
            <text:p>2571130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1427273" calcext:value-type="float">
            <text:p>2571427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1508178" calcext:value-type="float">
            <text:p>2571508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1614219" calcext:value-type="float">
            <text:p>2571614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1743326" calcext:value-type="float">
            <text:p>2571743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1840732" calcext:value-type="float">
            <text:p>25718407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1953165" calcext:value-type="float">
            <text:p>2571953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2077537" calcext:value-type="float">
            <text:p>25720775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2751251" calcext:value-type="float">
            <text:p>2572751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2792583" calcext:value-type="float">
            <text:p>25727925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3113974" calcext:value-type="float">
            <text:p>2573113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3264325" calcext:value-type="float">
            <text:p>2573264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3581055" calcext:value-type="float">
            <text:p>2573581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3797580" calcext:value-type="float">
            <text:p>2573797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3873318" calcext:value-type="float">
            <text:p>25738733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3894246" calcext:value-type="float">
            <text:p>25738942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4049773" calcext:value-type="float">
            <text:p>25740497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4136284" calcext:value-type="float">
            <text:p>25741362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4384956" calcext:value-type="float">
            <text:p>25743849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4602685" calcext:value-type="float">
            <text:p>25746026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will come over</text:p>
          </table:table-cell>
        </table:table-row>
        <table:table-row table:style-name="ro1">
          <table:table-cell office:value-type="float" office:value="2574439865" calcext:value-type="float">
            <text:p>25744398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4765154" calcext:value-type="float">
            <text:p>2574765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5558976" calcext:value-type="float">
            <text:p>25755589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5696582" calcext:value-type="float">
            <text:p>25756965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6040621" calcext:value-type="float">
            <text:p>25760406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6105671" calcext:value-type="float">
            <text:p>25761056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7421521" calcext:value-type="float">
            <text:p>25774215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8156364" calcext:value-type="float">
            <text:p>25781563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9152773" calcext:value-type="float">
            <text:p>25791527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0385472" calcext:value-type="float">
            <text:p>2580385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1001140" calcext:value-type="float">
            <text:p>2581001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2296801" calcext:value-type="float">
            <text:p>2582296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2813569" calcext:value-type="float">
            <text:p>25828135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2814774" calcext:value-type="float">
            <text:p>25828147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5328697" calcext:value-type="float">
            <text:p>25853286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5396615" calcext:value-type="float">
            <text:p>25853966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85535233" calcext:value-type="float">
            <text:p>2585535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90817714" calcext:value-type="float">
            <text:p>25908177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will come over.</text:p>
          </table:table-cell>
        </table:table-row>
        <table:table-row table:style-name="ro1">
          <table:table-cell office:value-type="float" office:value="2570892010" calcext:value-type="float">
            <text:p>257089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1628627" calcext:value-type="float">
            <text:p>25716286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1765571" calcext:value-type="float">
            <text:p>25717655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1866129" calcext:value-type="float">
            <text:p>2571866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1967028" calcext:value-type="float">
            <text:p>2571967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2805980" calcext:value-type="float">
            <text:p>2572805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3124536" calcext:value-type="float">
            <text:p>2573124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3280762" calcext:value-type="float">
            <text:p>2573280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3595113" calcext:value-type="float">
            <text:p>2573595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3818191" calcext:value-type="float">
            <text:p>2573818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3901802" calcext:value-type="float">
            <text:p>2573901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4056590" calcext:value-type="float">
            <text:p>2574056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4147436" calcext:value-type="float">
            <text:p>2574147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4402393" calcext:value-type="float">
            <text:p>2574402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4647030" calcext:value-type="float">
            <text:p>2574647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4744096" calcext:value-type="float">
            <text:p>25747440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5551212" calcext:value-type="float">
            <text:p>2575551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5687179" calcext:value-type="float">
            <text:p>2575687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5812847" calcext:value-type="float">
            <text:p>2575812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6029831" calcext:value-type="float">
            <text:p>25760298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Jack, Marc, Luis and Tom will not come.</text:p>
          </table:table-cell>
        </table:table-row>
        <table:table-row table:style-name="ro1">
          <table:table-cell office:value-type="float" office:value="2570892006" calcext:value-type="float">
            <text:p>257089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1533489" calcext:value-type="float">
            <text:p>2571533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1628622" calcext:value-type="float">
            <text:p>2571628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1765568" calcext:value-type="float">
            <text:p>2571765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1866126" calcext:value-type="float">
            <text:p>2571866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1967035" calcext:value-type="float">
            <text:p>2571967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2765717" calcext:value-type="float">
            <text:p>2572765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2805985" calcext:value-type="float">
            <text:p>2572805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3124539" calcext:value-type="float">
            <text:p>2573124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3280760" calcext:value-type="float">
            <text:p>2573280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3595117" calcext:value-type="float">
            <text:p>2573595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3818188" calcext:value-type="float">
            <text:p>2573818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3901785" calcext:value-type="float">
            <text:p>2573901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4056566" calcext:value-type="float">
            <text:p>25740565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4147444" calcext:value-type="float">
            <text:p>2574147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4402395" calcext:value-type="float">
            <text:p>2574402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4647033" calcext:value-type="float">
            <text:p>2574647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4742665" calcext:value-type="float">
            <text:p>25747426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5551210" calcext:value-type="float">
            <text:p>2575551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5687183" calcext:value-type="float">
            <text:p>2575687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Jack, Marc, Luis and Tom will not come.</text:p>
          </table:table-cell>
        </table:table-row>
        <table:table-row table:style-name="ro1">
          <table:table-cell office:value-type="float" office:value="2570881779" calcext:value-type="float">
            <text:p>25708817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1134123" calcext:value-type="float">
            <text:p>2571134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1433342" calcext:value-type="float">
            <text:p>25714333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1511302" calcext:value-type="float">
            <text:p>2571511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1617055" calcext:value-type="float">
            <text:p>25716170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1748402" calcext:value-type="float">
            <text:p>2571748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1851887" calcext:value-type="float">
            <text:p>2571851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1960048" calcext:value-type="float">
            <text:p>2571960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2082560" calcext:value-type="float">
            <text:p>2572082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2760972" calcext:value-type="float">
            <text:p>25727609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2796013" calcext:value-type="float">
            <text:p>2572796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3116376" calcext:value-type="float">
            <text:p>2573116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3266434" calcext:value-type="float">
            <text:p>25732664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3589219" calcext:value-type="float">
            <text:p>2573589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3801294" calcext:value-type="float">
            <text:p>25738012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3877365" calcext:value-type="float">
            <text:p>25738773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3896129" calcext:value-type="float">
            <text:p>2573896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4051171" calcext:value-type="float">
            <text:p>2574051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4139279" calcext:value-type="float">
            <text:p>25741392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4389240" calcext:value-type="float">
            <text:p>2574389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4609135" calcext:value-type="float">
            <text:p>2574609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wo students ate one ice-cream each.</text:p>
          </table:table-cell>
        </table:table-row>
        <table:table-row table:style-name="ro1">
          <table:table-cell office:value-type="float" office:value="2570883809" calcext:value-type="float">
            <text:p>25708838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1450125" calcext:value-type="float">
            <text:p>2571450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1524183" calcext:value-type="float">
            <text:p>2571524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1619790" calcext:value-type="float">
            <text:p>25716197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1754010" calcext:value-type="float">
            <text:p>2571754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1855990" calcext:value-type="float">
            <text:p>2571855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1962580" calcext:value-type="float">
            <text:p>2571962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2762197" calcext:value-type="float">
            <text:p>2572762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2798592" calcext:value-type="float">
            <text:p>2572798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3118619" calcext:value-type="float">
            <text:p>25731186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3268899" calcext:value-type="float">
            <text:p>2573268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3590881" calcext:value-type="float">
            <text:p>2573590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3803834" calcext:value-type="float">
            <text:p>25738038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3878184" calcext:value-type="float">
            <text:p>2573878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3897836" calcext:value-type="float">
            <text:p>25738978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4052986" calcext:value-type="float">
            <text:p>2574052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4141928" calcext:value-type="float">
            <text:p>25741419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4393653" calcext:value-type="float">
            <text:p>2574393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4614282" calcext:value-type="float">
            <text:p>2574614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4733044" calcext:value-type="float">
            <text:p>2574733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of John and Mary ate an ice-cream.</text:p>
          </table:table-cell>
        </table:table-row>
        <table:table-row table:style-name="ro1">
          <table:table-cell office:value-type="float" office:value="2570865262" calcext:value-type="float">
            <text:p>2570865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1130374" calcext:value-type="float">
            <text:p>2571130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1427279" calcext:value-type="float">
            <text:p>2571427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1508175" calcext:value-type="float">
            <text:p>2571508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1614222" calcext:value-type="float">
            <text:p>2571614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1743321" calcext:value-type="float">
            <text:p>25717433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1840710" calcext:value-type="float">
            <text:p>25718407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1953157" calcext:value-type="float">
            <text:p>2571953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2077530" calcext:value-type="float">
            <text:p>2572077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2751255" calcext:value-type="float">
            <text:p>2572751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2792577" calcext:value-type="float">
            <text:p>25727925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3113967" calcext:value-type="float">
            <text:p>25731139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3264316" calcext:value-type="float">
            <text:p>2573264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3581063" calcext:value-type="float">
            <text:p>25735810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3797577" calcext:value-type="float">
            <text:p>25737975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3873320" calcext:value-type="float">
            <text:p>2573873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3894250" calcext:value-type="float">
            <text:p>2573894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4049762" calcext:value-type="float">
            <text:p>2574049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4136282" calcext:value-type="float">
            <text:p>2574136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4384955" calcext:value-type="float">
            <text:p>25743849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4602692" calcext:value-type="float">
            <text:p>25746026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boys and the girls has left.</text:p>
          </table:table-cell>
        </table:table-row>
        <table:table-row table:style-name="ro1">
          <table:table-cell office:value-type="float" office:value="2570881783" calcext:value-type="float">
            <text:p>25708817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1134120" calcext:value-type="float">
            <text:p>2571134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1433364" calcext:value-type="float">
            <text:p>2571433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1511308" calcext:value-type="float">
            <text:p>25715113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1617061" calcext:value-type="float">
            <text:p>2571617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1748396" calcext:value-type="float">
            <text:p>2571748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1851882" calcext:value-type="float">
            <text:p>25718518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1960049" calcext:value-type="float">
            <text:p>2571960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2082565" calcext:value-type="float">
            <text:p>2572082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2760968" calcext:value-type="float">
            <text:p>2572760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2796019" calcext:value-type="float">
            <text:p>2572796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3116399" calcext:value-type="float">
            <text:p>2573116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3266440" calcext:value-type="float">
            <text:p>2573266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3589210" calcext:value-type="float">
            <text:p>2573589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3801317" calcext:value-type="float">
            <text:p>2573801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3877373" calcext:value-type="float">
            <text:p>2573877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3896139" calcext:value-type="float">
            <text:p>2573896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4051163" calcext:value-type="float">
            <text:p>2574051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4139285" calcext:value-type="float">
            <text:p>257413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4389230" calcext:value-type="float">
            <text:p>2574389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4609131" calcext:value-type="float">
            <text:p>2574609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se two boys and those two girls have missing documents.</text:p>
          </table:table-cell>
        </table:table-row>
        <table:table-row table:style-name="ro1">
          <table:table-cell office:value-type="float" office:value="2570889699" calcext:value-type="float">
            <text:p>2570889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1530377" calcext:value-type="float">
            <text:p>2571530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1625839" calcext:value-type="float">
            <text:p>25716258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1759903" calcext:value-type="float">
            <text:p>2571759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1862825" calcext:value-type="float">
            <text:p>2571862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1964379" calcext:value-type="float">
            <text:p>2571964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2763575" calcext:value-type="float">
            <text:p>2572763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2802155" calcext:value-type="float">
            <text:p>2572802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3122008" calcext:value-type="float">
            <text:p>257312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3276490" calcext:value-type="float">
            <text:p>25732764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3593735" calcext:value-type="float">
            <text:p>25735937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3814926" calcext:value-type="float">
            <text:p>25738149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3899792" calcext:value-type="float">
            <text:p>25738997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4054403" calcext:value-type="float">
            <text:p>2574054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4144411" calcext:value-type="float">
            <text:p>25741444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4398483" calcext:value-type="float">
            <text:p>25743984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4640116" calcext:value-type="float">
            <text:p>2574640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4733045" calcext:value-type="float">
            <text:p>2574733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5549374" calcext:value-type="float">
            <text:p>2575549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5684970" calcext:value-type="float">
            <text:p>25756849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among the boy and the girl.</text:p>
          </table:table-cell>
        </table:table-row>
        <table:table-row table:style-name="ro1">
          <table:table-cell office:value-type="float" office:value="2574159147" calcext:value-type="float">
            <text:p>2574159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4428244" calcext:value-type="float">
            <text:p>2574428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4754295" calcext:value-type="float">
            <text:p>2574754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4758158" calcext:value-type="float">
            <text:p>2574758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5555390" calcext:value-type="float">
            <text:p>2575555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5692169" calcext:value-type="float">
            <text:p>2575692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6035848" calcext:value-type="float">
            <text:p>2576035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6099521" calcext:value-type="float">
            <text:p>2576099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7415874" calcext:value-type="float">
            <text:p>2577415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8138995" calcext:value-type="float">
            <text:p>2578138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9135154" calcext:value-type="float">
            <text:p>257913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0381889" calcext:value-type="float">
            <text:p>2580381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0994499" calcext:value-type="float">
            <text:p>25809944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2291729" calcext:value-type="float">
            <text:p>2582291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2790875" calcext:value-type="float">
            <text:p>25827908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2807702" calcext:value-type="float">
            <text:p>25828077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5324880" calcext:value-type="float">
            <text:p>2585324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5391604" calcext:value-type="float">
            <text:p>25853916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85526716" calcext:value-type="float">
            <text:p>25855267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90811127" calcext:value-type="float">
            <text:p>2590811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among these two boys and those two girls.</text:p>
          </table:table-cell>
        </table:table-row>
        <table:table-row table:style-name="ro1">
          <table:table-cell office:value-type="float" office:value="2570857510" calcext:value-type="float">
            <text:p>2570857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1108103" calcext:value-type="float">
            <text:p>2571108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1419278" calcext:value-type="float">
            <text:p>2571419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1491053" calcext:value-type="float">
            <text:p>2571491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1609049" calcext:value-type="float">
            <text:p>2571609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1734125" calcext:value-type="float">
            <text:p>2571734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1831924" calcext:value-type="float">
            <text:p>2571831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1941090" calcext:value-type="float">
            <text:p>25719410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2067630" calcext:value-type="float">
            <text:p>25720676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2160983" calcext:value-type="float">
            <text:p>2572160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2589323" calcext:value-type="float">
            <text:p>2572589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2747334" calcext:value-type="float">
            <text:p>2572747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2782927" calcext:value-type="float">
            <text:p>25727829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3109708" calcext:value-type="float">
            <text:p>25731097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3254226" calcext:value-type="float">
            <text:p>2573254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3529922" calcext:value-type="float">
            <text:p>25735299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3571551" calcext:value-type="float">
            <text:p>25735715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3787637" calcext:value-type="float">
            <text:p>25737876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3870790" calcext:value-type="float">
            <text:p>25738707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3890276" calcext:value-type="float">
            <text:p>2573890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ly about half of John and Jacky was visible for the sniper.</text:p>
          </table:table-cell>
        </table:table-row>
        <table:table-row table:style-name="ro1">
          <table:table-cell office:value-type="float" office:value="2574168150" calcext:value-type="float">
            <text:p>2574168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4433843" calcext:value-type="float">
            <text:p>25744338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4760855" calcext:value-type="float">
            <text:p>2574760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5556735" calcext:value-type="float">
            <text:p>25755567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5693454" calcext:value-type="float">
            <text:p>25756934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6035846" calcext:value-type="float">
            <text:p>2576035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6099519" calcext:value-type="float">
            <text:p>2576099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7415864" calcext:value-type="float">
            <text:p>2577415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8147557" calcext:value-type="float">
            <text:p>25781475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9138850" calcext:value-type="float">
            <text:p>2579138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0383484" calcext:value-type="float">
            <text:p>2580383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0997718" calcext:value-type="float">
            <text:p>25809977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2294371" calcext:value-type="float">
            <text:p>25822943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2793068" calcext:value-type="float">
            <text:p>25827930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2809675" calcext:value-type="float">
            <text:p>25828096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5326546" calcext:value-type="float">
            <text:p>2585326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5393243" calcext:value-type="float">
            <text:p>2585393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85529614" calcext:value-type="float">
            <text:p>25855296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90811121" calcext:value-type="float">
            <text:p>2590811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quarter of Trilly and Wendy was already underwater.</text:p>
          </table:table-cell>
        </table:table-row>
        <table:table-row table:style-name="ro1">
          <table:table-cell office:value-type="float" office:value="2570857517" calcext:value-type="float">
            <text:p>25708575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1115162" calcext:value-type="float">
            <text:p>2571115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1419287" calcext:value-type="float">
            <text:p>25714192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1491055" calcext:value-type="float">
            <text:p>2571491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1609043" calcext:value-type="float">
            <text:p>2571609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1734124" calcext:value-type="float">
            <text:p>2571734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1831917" calcext:value-type="float">
            <text:p>2571831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1941089" calcext:value-type="float">
            <text:p>25719410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2067649" calcext:value-type="float">
            <text:p>25720676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2160981" calcext:value-type="float">
            <text:p>25721609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2589322" calcext:value-type="float">
            <text:p>25725893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2747331" calcext:value-type="float">
            <text:p>25727473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2782930" calcext:value-type="float">
            <text:p>25727829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3109718" calcext:value-type="float">
            <text:p>25731097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3254218" calcext:value-type="float">
            <text:p>2573254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3529929" calcext:value-type="float">
            <text:p>25735299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3571541" calcext:value-type="float">
            <text:p>2573571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3787631" calcext:value-type="float">
            <text:p>25737876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3870792" calcext:value-type="float">
            <text:p>25738707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3890248" calcext:value-type="float">
            <text:p>2573890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two have became bestsellers.</text:p>
          </table:table-cell>
        </table:table-row>
        <table:table-row table:style-name="ro1">
          <table:table-cell office:value-type="float" office:value="2570851987" calcext:value-type="float">
            <text:p>25708519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1108101" calcext:value-type="float">
            <text:p>2571108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1413379" calcext:value-type="float">
            <text:p>25714133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1484548" calcext:value-type="float">
            <text:p>25714845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1606355" calcext:value-type="float">
            <text:p>2571606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1727661" calcext:value-type="float">
            <text:p>25717276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1828798" calcext:value-type="float">
            <text:p>25718287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1932897" calcext:value-type="float">
            <text:p>2571932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2060020" calcext:value-type="float">
            <text:p>2572060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2160023" calcext:value-type="float">
            <text:p>2572160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2587240" calcext:value-type="float">
            <text:p>2572587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2744363" calcext:value-type="float">
            <text:p>25727443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2779397" calcext:value-type="float">
            <text:p>2572779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3107211" calcext:value-type="float">
            <text:p>2573107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3251509" calcext:value-type="float">
            <text:p>2573251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3509344" calcext:value-type="float">
            <text:p>2573509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3567723" calcext:value-type="float">
            <text:p>25735677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3784098" calcext:value-type="float">
            <text:p>2573784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3869444" calcext:value-type="float">
            <text:p>25738694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3888341" calcext:value-type="float">
            <text:p>25738883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ng John’s novels, I have liked two.</text:p>
          </table:table-cell>
        </table:table-row>
        <table:table-row table:style-name="ro1">
          <table:table-cell office:value-type="float" office:value="2570845349" calcext:value-type="float">
            <text:p>2570845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1082813" calcext:value-type="float">
            <text:p>25710828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1393398" calcext:value-type="float">
            <text:p>25713933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1473887" calcext:value-type="float">
            <text:p>2571473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1600380" calcext:value-type="float">
            <text:p>2571600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1705898" calcext:value-type="float">
            <text:p>2571705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1819621" calcext:value-type="float">
            <text:p>25718196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1921827" calcext:value-type="float">
            <text:p>25719218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2051870" calcext:value-type="float">
            <text:p>2572051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2154297" calcext:value-type="float">
            <text:p>25721542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2584039" calcext:value-type="float">
            <text:p>25725840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2740588" calcext:value-type="float">
            <text:p>25727405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2773954" calcext:value-type="float">
            <text:p>25727739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3103539" calcext:value-type="float">
            <text:p>25731035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3238585" calcext:value-type="float">
            <text:p>25732385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3494807" calcext:value-type="float">
            <text:p>25734948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3562899" calcext:value-type="float">
            <text:p>2573562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3778043" calcext:value-type="float">
            <text:p>25737780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3851187" calcext:value-type="float">
            <text:p>2573851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3884975" calcext:value-type="float">
            <text:p>25738849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two have became bestsellers.</text:p>
          </table:table-cell>
        </table:table-row>
        <table:table-row table:style-name="ro1">
          <table:table-cell office:value-type="float" office:value="2574156278" calcext:value-type="float">
            <text:p>25741562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4422116" calcext:value-type="float">
            <text:p>2574422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4749143" calcext:value-type="float">
            <text:p>2574749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4758153" calcext:value-type="float">
            <text:p>2574758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5555385" calcext:value-type="float">
            <text:p>2575555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5692165" calcext:value-type="float">
            <text:p>2575692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6033942" calcext:value-type="float">
            <text:p>25760339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6096518" calcext:value-type="float">
            <text:p>2576096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7414192" calcext:value-type="float">
            <text:p>2577414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8139000" calcext:value-type="float">
            <text:p>2578139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9135167" calcext:value-type="float">
            <text:p>2579135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0381908" calcext:value-type="float">
            <text:p>2580381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0994495" calcext:value-type="float">
            <text:p>25809944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2291724" calcext:value-type="float">
            <text:p>25822917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2790890" calcext:value-type="float">
            <text:p>25827908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2807708" calcext:value-type="float">
            <text:p>25828077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5324878" calcext:value-type="float">
            <text:p>2585324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5391603" calcext:value-type="float">
            <text:p>2585391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85526719" calcext:value-type="float">
            <text:p>25855267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90807945" calcext:value-type="float">
            <text:p>2590807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John’s novels, I have liked two.</text:p>
          </table:table-cell>
        </table:table-row>
        <table:table-row table:style-name="ro1">
          <table:table-cell office:value-type="float" office:value="2570838298" calcext:value-type="float">
            <text:p>25708382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1082803" calcext:value-type="float">
            <text:p>25710828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1389042" calcext:value-type="float">
            <text:p>2571389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1469450" calcext:value-type="float">
            <text:p>2571469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1598310" calcext:value-type="float">
            <text:p>2571598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1703322" calcext:value-type="float">
            <text:p>25717033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1815634" calcext:value-type="float">
            <text:p>25718156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1907746" calcext:value-type="float">
            <text:p>25719077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2044315" calcext:value-type="float">
            <text:p>2572044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2153328" calcext:value-type="float">
            <text:p>25721533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2581965" calcext:value-type="float">
            <text:p>25725819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2736392" calcext:value-type="float">
            <text:p>2572736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2772035" calcext:value-type="float">
            <text:p>2572772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3101479" calcext:value-type="float">
            <text:p>25731014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3236474" calcext:value-type="float">
            <text:p>25732364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3490443" calcext:value-type="float">
            <text:p>2573490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3560935" calcext:value-type="float">
            <text:p>25735609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3775470" calcext:value-type="float">
            <text:p>2573775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3847307" calcext:value-type="float">
            <text:p>2573847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3882818" calcext:value-type="float">
            <text:p>25738828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ose novels did you buy two?</text:p>
          </table:table-cell>
        </table:table-row>
        <table:table-row table:style-name="ro1">
          <table:table-cell office:value-type="float" office:value="2574436398" calcext:value-type="float">
            <text:p>25744363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4760854" calcext:value-type="float">
            <text:p>25747608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5557824" calcext:value-type="float">
            <text:p>2575557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5694549" calcext:value-type="float">
            <text:p>2575694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6037848" calcext:value-type="float">
            <text:p>25760378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6102995" calcext:value-type="float">
            <text:p>2576102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7417497" calcext:value-type="float">
            <text:p>25774174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8153200" calcext:value-type="float">
            <text:p>2578153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9147586" calcext:value-type="float">
            <text:p>25791475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0384621" calcext:value-type="float">
            <text:p>25803846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0999358" calcext:value-type="float">
            <text:p>2580999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2295818" calcext:value-type="float">
            <text:p>25822958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2794709" calcext:value-type="float">
            <text:p>25827947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2811745" calcext:value-type="float">
            <text:p>25828117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5327679" calcext:value-type="float">
            <text:p>2585327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5395396" calcext:value-type="float">
            <text:p>25853953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85532101" calcext:value-type="float">
            <text:p>2585532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90813417" calcext:value-type="float">
            <text:p>25908134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of whose novels did you buy?</text:p>
          </table:table-cell>
        </table:table-row>
        <table:table-row table:style-name="ro1">
          <table:table-cell office:value-type="float" office:value="2570848948" calcext:value-type="float">
            <text:p>25708489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1103004" calcext:value-type="float">
            <text:p>2571103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1409005" calcext:value-type="float">
            <text:p>2571409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1479817" calcext:value-type="float">
            <text:p>2571479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1602764" calcext:value-type="float">
            <text:p>25716027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1720342" calcext:value-type="float">
            <text:p>25717203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1822987" calcext:value-type="float">
            <text:p>25718229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1929395" calcext:value-type="float">
            <text:p>2571929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2055958" calcext:value-type="float">
            <text:p>2572055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2157887" calcext:value-type="float">
            <text:p>2572157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2585544" calcext:value-type="float">
            <text:p>25725855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2742925" calcext:value-type="float">
            <text:p>2572742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2776762" calcext:value-type="float">
            <text:p>2572776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3105347" calcext:value-type="float">
            <text:p>2573105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3240486" calcext:value-type="float">
            <text:p>25732404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3500132" calcext:value-type="float">
            <text:p>2573500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3564173" calcext:value-type="float">
            <text:p>2573564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3781332" calcext:value-type="float">
            <text:p>2573781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3868002" calcext:value-type="float">
            <text:p>2573868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3886674" calcext:value-type="float">
            <text:p>25738866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ose novels did you buy two of?</text:p>
          </table:table-cell>
        </table:table-row>
        <table:table-row table:style-name="ro1">
          <table:table-cell office:value-type="float" office:value="2570831657" calcext:value-type="float">
            <text:p>25708316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0978252" calcext:value-type="float">
            <text:p>2570978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1061022" calcext:value-type="float">
            <text:p>2571061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1376979" calcext:value-type="float">
            <text:p>25713769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1464686" calcext:value-type="float">
            <text:p>25714646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1595536" calcext:value-type="float">
            <text:p>25715955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1700932" calcext:value-type="float">
            <text:p>25717009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1811012" calcext:value-type="float">
            <text:p>2571811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1904590" calcext:value-type="float">
            <text:p>25719045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2040835" calcext:value-type="float">
            <text:p>25720408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2152185" calcext:value-type="float">
            <text:p>2572152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2578798" calcext:value-type="float">
            <text:p>25725787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2734301" calcext:value-type="float">
            <text:p>257273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2769725" calcext:value-type="float">
            <text:p>2572769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3099896" calcext:value-type="float">
            <text:p>2573099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3234384" calcext:value-type="float">
            <text:p>2573234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3483128" calcext:value-type="float">
            <text:p>2573483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3558725" calcext:value-type="float">
            <text:p>25735587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3773325" calcext:value-type="float">
            <text:p>2573773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3844143" calcext:value-type="float">
            <text:p>2573844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3879603" calcext:value-type="float">
            <text:p>2573879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which kings did you see two portraits?</text:p>
          </table:table-cell>
        </table:table-row>
        <table:table-row table:style-name="ro1">
          <table:table-cell office:value-type="float" office:value="2570862549" calcext:value-type="float">
            <text:p>25708625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1125161" calcext:value-type="float">
            <text:p>2571125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1423365" calcext:value-type="float">
            <text:p>25714233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1500885" calcext:value-type="float">
            <text:p>2571500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1611712" calcext:value-type="float">
            <text:p>2571611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1740446" calcext:value-type="float">
            <text:p>2571740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1835803" calcext:value-type="float">
            <text:p>25718358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1945119" calcext:value-type="float">
            <text:p>2571945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2073022" calcext:value-type="float">
            <text:p>2572073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2162753" calcext:value-type="float">
            <text:p>25721627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2590245" calcext:value-type="float">
            <text:p>25725902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2749151" calcext:value-type="float">
            <text:p>2572749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2785749" calcext:value-type="float">
            <text:p>2572785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3111529" calcext:value-type="float">
            <text:p>25731115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3262014" calcext:value-type="float">
            <text:p>257326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3572862" calcext:value-type="float">
            <text:p>25735728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3794946" calcext:value-type="float">
            <text:p>25737949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3871659" calcext:value-type="float">
            <text:p>25738716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3892234" calcext:value-type="float">
            <text:p>2573892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4047268" calcext:value-type="float">
            <text:p>2574047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4133829" calcext:value-type="float">
            <text:p>25741338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ch kings did you see two portraits of?</text:p>
          </table:table-cell>
        </table:table-row>
        <table:table-row table:style-name="ro1">
          <table:table-cell office:value-type="float" office:value="2574159132" calcext:value-type="float">
            <text:p>2574159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4428235" calcext:value-type="float">
            <text:p>2574428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4754299" calcext:value-type="float">
            <text:p>2574754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4758147" calcext:value-type="float">
            <text:p>2574758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5555399" calcext:value-type="float">
            <text:p>2575555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5692174" calcext:value-type="float">
            <text:p>2575692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6035845" calcext:value-type="float">
            <text:p>2576035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6096525" calcext:value-type="float">
            <text:p>2576096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7414171" calcext:value-type="float">
            <text:p>2577414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8138990" calcext:value-type="float">
            <text:p>2578138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9135174" calcext:value-type="float">
            <text:p>2579135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0381893" calcext:value-type="float">
            <text:p>2580381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0994492" calcext:value-type="float">
            <text:p>25809944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2291716" calcext:value-type="float">
            <text:p>25822917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2790885" calcext:value-type="float">
            <text:p>2582790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2807699" calcext:value-type="float">
            <text:p>25828076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5324887" calcext:value-type="float">
            <text:p>2585324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5391602" calcext:value-type="float">
            <text:p>25853916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85526722" calcext:value-type="float">
            <text:p>25855267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90811115" calcext:value-type="float">
            <text:p>2590811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read two novels, of the books you gave me. <text:s text:c="40"/>[NOTE, the comma indicates a pause]</text:p>
          </table:table-cell>
        </table:table-row>
        <table:table-row table:style-name="ro1">
          <table:table-cell office:value-type="float" office:value="2570883808" calcext:value-type="float">
            <text:p>25708838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1450139" calcext:value-type="float">
            <text:p>2571450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1524191" calcext:value-type="float">
            <text:p>2571524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1619784" calcext:value-type="float">
            <text:p>25716197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1754002" calcext:value-type="float">
            <text:p>2571754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1855987" calcext:value-type="float">
            <text:p>25718559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1962588" calcext:value-type="float">
            <text:p>25719625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2762187" calcext:value-type="float">
            <text:p>2572762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2798593" calcext:value-type="float">
            <text:p>2572798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3118637" calcext:value-type="float">
            <text:p>25731186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3268874" calcext:value-type="float">
            <text:p>25732688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3590883" calcext:value-type="float">
            <text:p>2573590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3803836" calcext:value-type="float">
            <text:p>25738038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3878193" calcext:value-type="float">
            <text:p>2573878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3897839" calcext:value-type="float">
            <text:p>25738978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4052983" calcext:value-type="float">
            <text:p>2574052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4141942" calcext:value-type="float">
            <text:p>25741419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4393637" calcext:value-type="float">
            <text:p>25743936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4614254" calcext:value-type="float">
            <text:p>25746142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4733046" calcext:value-type="float">
            <text:p>2574733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read two novels of the books you gave me.</text:p>
          </table:table-cell>
        </table:table-row>
        <table:table-row table:style-name="ro1">
          <table:table-cell office:value-type="float" office:value="2570838280" calcext:value-type="float">
            <text:p>2570838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1075213" calcext:value-type="float">
            <text:p>2571075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1389041" calcext:value-type="float">
            <text:p>2571389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1469442" calcext:value-type="float">
            <text:p>2571469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1598307" calcext:value-type="float">
            <text:p>2571598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1703328" calcext:value-type="float">
            <text:p>2571703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1815663" calcext:value-type="float">
            <text:p>2571815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1907751" calcext:value-type="float">
            <text:p>2571907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2044323" calcext:value-type="float">
            <text:p>2572044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2153334" calcext:value-type="float">
            <text:p>25721533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2581959" calcext:value-type="float">
            <text:p>25725819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2736390" calcext:value-type="float">
            <text:p>2572736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2772025" calcext:value-type="float">
            <text:p>257277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3101490" calcext:value-type="float">
            <text:p>25731014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3236468" calcext:value-type="float">
            <text:p>25732364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3490455" calcext:value-type="float">
            <text:p>2573490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3560889" calcext:value-type="float">
            <text:p>2573560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3775466" calcext:value-type="float">
            <text:p>2573775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3847298" calcext:value-type="float">
            <text:p>2573847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3882812" calcext:value-type="float">
            <text:p>25738828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, of the mail you sent me. <text:s text:c="41"/>[NOTE, the comma indicates a pause]</text:p>
          </table:table-cell>
        </table:table-row>
        <table:table-row table:style-name="ro1">
          <table:table-cell office:value-type="float" office:value="2574436396" calcext:value-type="float">
            <text:p>25744363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4763056" calcext:value-type="float">
            <text:p>25747630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5557827" calcext:value-type="float">
            <text:p>25755578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5694550" calcext:value-type="float">
            <text:p>25756945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6039771" calcext:value-type="float">
            <text:p>25760397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6102999" calcext:value-type="float">
            <text:p>2576102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7417501" calcext:value-type="float">
            <text:p>257741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8153206" calcext:value-type="float">
            <text:p>2578153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9147595" calcext:value-type="float">
            <text:p>25791475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0384619" calcext:value-type="float">
            <text:p>25803846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0999361" calcext:value-type="float">
            <text:p>25809993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2295825" calcext:value-type="float">
            <text:p>2582295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2794705" calcext:value-type="float">
            <text:p>25827947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2811750" calcext:value-type="float">
            <text:p>2582811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5327685" calcext:value-type="float">
            <text:p>25853276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5395395" calcext:value-type="float">
            <text:p>2585395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85532100" calcext:value-type="float">
            <text:p>2585532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90816161" calcext:value-type="float">
            <text:p>2590816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nly got two packages of the mail you sent me.</text:p>
          </table:table-cell>
        </table:table-row>
        <table:table-row table:style-name="ro1">
          <table:table-cell office:value-type="float" office:value="2574152189" calcext:value-type="float">
            <text:p>2574152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4411104" calcext:value-type="float">
            <text:p>2574411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4655621" calcext:value-type="float">
            <text:p>25746556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4746812" calcext:value-type="float">
            <text:p>25747468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5552406" calcext:value-type="float">
            <text:p>257555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5689422" calcext:value-type="float">
            <text:p>25756894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6031257" calcext:value-type="float">
            <text:p>25760312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6091423" calcext:value-type="float">
            <text:p>25760914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7407892" calcext:value-type="float">
            <text:p>2577407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8115524" calcext:value-type="float">
            <text:p>2578115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9128097" calcext:value-type="float">
            <text:p>2579128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0379398" calcext:value-type="float">
            <text:p>25803793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0990868" calcext:value-type="float">
            <text:p>25809908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2277034" calcext:value-type="float">
            <text:p>2582277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2781274" calcext:value-type="float">
            <text:p>25827812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2801041" calcext:value-type="float">
            <text:p>25828010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5320929" calcext:value-type="float">
            <text:p>25853209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5386580" calcext:value-type="float">
            <text:p>2585386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5520962" calcext:value-type="float">
            <text:p>25855209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89146859" calcext:value-type="float">
            <text:p>25891468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<text:s/>the books you gave me, I read only two novels. <text:s text:c="38"/>[NOTE, the comma indicates a pause]</text:p>
          </table:table-cell>
        </table:table-row>
        <table:table-row table:style-name="ro1">
          <table:table-cell office:value-type="float" office:value="2570828023" calcext:value-type="float">
            <text:p>2570828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0973854" calcext:value-type="float">
            <text:p>25709738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1053019" calcext:value-type="float">
            <text:p>2571053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1372876" calcext:value-type="float">
            <text:p>2571372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1460687" calcext:value-type="float">
            <text:p>25714606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1592412" calcext:value-type="float">
            <text:p>25715924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1697126" calcext:value-type="float">
            <text:p>2571697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1806995" calcext:value-type="float">
            <text:p>25718069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1900561" calcext:value-type="float">
            <text:p>25719005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2037782" calcext:value-type="float">
            <text:p>2572037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2151237" calcext:value-type="float">
            <text:p>2572151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2576731" calcext:value-type="float">
            <text:p>25725767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2732342" calcext:value-type="float">
            <text:p>25727323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2765881" calcext:value-type="float">
            <text:p>2572765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3097745" calcext:value-type="float">
            <text:p>25730977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3232153" calcext:value-type="float">
            <text:p>2573232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3474405" calcext:value-type="float">
            <text:p>25734744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3557222" calcext:value-type="float">
            <text:p>2573557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3771786" calcext:value-type="float">
            <text:p>25737717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3842588" calcext:value-type="float">
            <text:p>25738425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3877265" calcext:value-type="float">
            <text:p>25738772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<text:s/>the books you gave me, I read only two novels. <text:s text:c="34"/>[NOTE, the comma indicates a pause]</text:p>
          </table:table-cell>
        </table:table-row>
        <table:table-row table:style-name="ro1">
          <table:table-cell office:value-type="float" office:value="2570848941" calcext:value-type="float">
            <text:p>25708489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1102999" calcext:value-type="float">
            <text:p>2571102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1409009" calcext:value-type="float">
            <text:p>2571409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1479819" calcext:value-type="float">
            <text:p>25714798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1602760" calcext:value-type="float">
            <text:p>25716027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1720339" calcext:value-type="float">
            <text:p>2571720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1822991" calcext:value-type="float">
            <text:p>2571822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1929404" calcext:value-type="float">
            <text:p>25719294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2055964" calcext:value-type="float">
            <text:p>25720559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2157878" calcext:value-type="float">
            <text:p>2572157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2585542" calcext:value-type="float">
            <text:p>25725855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2742924" calcext:value-type="float">
            <text:p>25727429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2776754" calcext:value-type="float">
            <text:p>25727767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3105348" calcext:value-type="float">
            <text:p>25731053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3240490" calcext:value-type="float">
            <text:p>2573240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3500130" calcext:value-type="float">
            <text:p>2573500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3564171" calcext:value-type="float">
            <text:p>2573564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3781321" calcext:value-type="float">
            <text:p>25737813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3868007" calcext:value-type="float">
            <text:p>2573868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3886690" calcext:value-type="float">
            <text:p>25738866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the mail you sent me, I got only two packages. <text:s text:c="40"/>[NOTE, the comma indicates a pause]</text:p>
          </table:table-cell>
        </table:table-row>
        <table:table-row table:style-name="ro1">
          <table:table-cell office:value-type="float" office:value="2570845343" calcext:value-type="float">
            <text:p>2570845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1089475" calcext:value-type="float">
            <text:p>25710894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1393386" calcext:value-type="float">
            <text:p>25713933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1473876" calcext:value-type="float">
            <text:p>2571473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1600383" calcext:value-type="float">
            <text:p>2571600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1705879" calcext:value-type="float">
            <text:p>2571705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1819616" calcext:value-type="float">
            <text:p>25718196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1921828" calcext:value-type="float">
            <text:p>25719218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2051858" calcext:value-type="float">
            <text:p>25720518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2154327" calcext:value-type="float">
            <text:p>25721543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2584037" calcext:value-type="float">
            <text:p>25725840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2740596" calcext:value-type="float">
            <text:p>25727405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2773962" calcext:value-type="float">
            <text:p>25727739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3103541" calcext:value-type="float">
            <text:p>2573103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3238592" calcext:value-type="float">
            <text:p>25732385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3494842" calcext:value-type="float">
            <text:p>25734948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3562905" calcext:value-type="float">
            <text:p>2573562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3778024" calcext:value-type="float">
            <text:p>2573778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3851192" calcext:value-type="float">
            <text:p>2573851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3884983" calcext:value-type="float">
            <text:p>25738849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all the mail you sent me, I got only two packages. <text:s text:c="36"/>[NOTE, the comma indicates a pause]</text:p>
          </table:table-cell>
        </table:table-row>
        <table:table-row table:style-name="ro1">
          <table:table-cell office:value-type="float" office:value="2570857505" calcext:value-type="float">
            <text:p>2570857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1115156" calcext:value-type="float">
            <text:p>2571115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1419275" calcext:value-type="float">
            <text:p>2571419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1491057" calcext:value-type="float">
            <text:p>2571491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1609036" calcext:value-type="float">
            <text:p>2571609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1734127" calcext:value-type="float">
            <text:p>2571734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1831921" calcext:value-type="float">
            <text:p>2571831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1941088" calcext:value-type="float">
            <text:p>2571941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2067643" calcext:value-type="float">
            <text:p>25720676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2160985" calcext:value-type="float">
            <text:p>2572160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2589325" calcext:value-type="float">
            <text:p>2572589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2747341" calcext:value-type="float">
            <text:p>2572747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2782929" calcext:value-type="float">
            <text:p>25727829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3109704" calcext:value-type="float">
            <text:p>2573109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3254223" calcext:value-type="float">
            <text:p>2573254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3529927" calcext:value-type="float">
            <text:p>2573529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3571558" calcext:value-type="float">
            <text:p>2573571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3787633" calcext:value-type="float">
            <text:p>2573787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3870796" calcext:value-type="float">
            <text:p>2573870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3890258" calcext:value-type="float">
            <text:p>2573890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apples were rotten.</text:p>
          </table:table-cell>
        </table:table-row>
        <table:table-row table:style-name="ro1">
          <table:table-cell office:value-type="float" office:value="2574156284" calcext:value-type="float">
            <text:p>2574156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4422120" calcext:value-type="float">
            <text:p>2574422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4749148" calcext:value-type="float">
            <text:p>2574749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4758155" calcext:value-type="float">
            <text:p>2574758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5555381" calcext:value-type="float">
            <text:p>2575555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5692167" calcext:value-type="float">
            <text:p>2575692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6033925" calcext:value-type="float">
            <text:p>2576033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6096511" calcext:value-type="float">
            <text:p>2576096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7414202" calcext:value-type="float">
            <text:p>2577414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8138986" calcext:value-type="float">
            <text:p>2578138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9135146" calcext:value-type="float">
            <text:p>2579135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0381903" calcext:value-type="float">
            <text:p>2580381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0994488" calcext:value-type="float">
            <text:p>2580994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2291721" calcext:value-type="float">
            <text:p>25822917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2790871" calcext:value-type="float">
            <text:p>25827908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2807704" calcext:value-type="float">
            <text:p>25828077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5324885" calcext:value-type="float">
            <text:p>2585324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5391606" calcext:value-type="float">
            <text:p>25853916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85526713" calcext:value-type="float">
            <text:p>2585526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90807951" calcext:value-type="float">
            <text:p>25908079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all the apples were rotten.</text:p>
          </table:table-cell>
        </table:table-row>
        <table:table-row table:style-name="ro1">
          <table:table-cell office:value-type="float" office:value="2570862544" calcext:value-type="float">
            <text:p>2570862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1125169" calcext:value-type="float">
            <text:p>2571125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1423360" calcext:value-type="float">
            <text:p>2571423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1500881" calcext:value-type="float">
            <text:p>2571500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1611678" calcext:value-type="float">
            <text:p>2571611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1740433" calcext:value-type="float">
            <text:p>25717404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1835813" calcext:value-type="float">
            <text:p>25718358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1945116" calcext:value-type="float">
            <text:p>2571945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2073033" calcext:value-type="float">
            <text:p>2572073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2162758" calcext:value-type="float">
            <text:p>25721627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2590248" calcext:value-type="float">
            <text:p>2572590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2749150" calcext:value-type="float">
            <text:p>2572749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2785748" calcext:value-type="float">
            <text:p>25727857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3111534" calcext:value-type="float">
            <text:p>2573111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3262013" calcext:value-type="float">
            <text:p>257326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3572872" calcext:value-type="float">
            <text:p>2573572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3794953" calcext:value-type="float">
            <text:p>2573794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3871666" calcext:value-type="float">
            <text:p>25738716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3892232" calcext:value-type="float">
            <text:p>2573892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4047281" calcext:value-type="float">
            <text:p>2574047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4133816" calcext:value-type="float">
            <text:p>25741338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boxing is legwork.</text:p>
          </table:table-cell>
        </table:table-row>
        <table:table-row table:style-name="ro1">
          <table:table-cell office:value-type="float" office:value="2574161119" calcext:value-type="float">
            <text:p>2574161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4428255" calcext:value-type="float">
            <text:p>257442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4754292" calcext:value-type="float">
            <text:p>25747542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5556733" calcext:value-type="float">
            <text:p>25755567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5693451" calcext:value-type="float">
            <text:p>25756934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6035842" calcext:value-type="float">
            <text:p>2576035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6099518" calcext:value-type="float">
            <text:p>25760995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7415859" calcext:value-type="float">
            <text:p>25774158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8147556" calcext:value-type="float">
            <text:p>2578147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9138858" calcext:value-type="float">
            <text:p>25791388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0383480" calcext:value-type="float">
            <text:p>2580383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0997720" calcext:value-type="float">
            <text:p>25809977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2294380" calcext:value-type="float">
            <text:p>2582294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2793064" calcext:value-type="float">
            <text:p>25827930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2809686" calcext:value-type="float">
            <text:p>25828096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5326540" calcext:value-type="float">
            <text:p>2585326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5393241" calcext:value-type="float">
            <text:p>2585393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85529619" calcext:value-type="float">
            <text:p>25855296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90811119" calcext:value-type="float">
            <text:p>2590811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 of cheese is saturated fat.</text:p>
          </table:table-cell>
        </table:table-row>
        <table:table-row table:style-name="ro1">
          <table:table-cell office:value-type="float" office:value="2570862551" calcext:value-type="float">
            <text:p>25708625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1118590" calcext:value-type="float">
            <text:p>2571118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1423362" calcext:value-type="float">
            <text:p>2571423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1500878" calcext:value-type="float">
            <text:p>2571500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1611692" calcext:value-type="float">
            <text:p>2571611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1740442" calcext:value-type="float">
            <text:p>2571740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1835797" calcext:value-type="float">
            <text:p>25718357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1945122" calcext:value-type="float">
            <text:p>2571945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2073028" calcext:value-type="float">
            <text:p>2572073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2162755" calcext:value-type="float">
            <text:p>25721627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2590251" calcext:value-type="float">
            <text:p>2572590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2749147" calcext:value-type="float">
            <text:p>2572749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2785747" calcext:value-type="float">
            <text:p>25727857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3111531" calcext:value-type="float">
            <text:p>2573111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3262011" calcext:value-type="float">
            <text:p>257326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3572856" calcext:value-type="float">
            <text:p>2573572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3794949" calcext:value-type="float">
            <text:p>2573794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3871670" calcext:value-type="float">
            <text:p>25738716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3892239" calcext:value-type="float">
            <text:p>25738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4047277" calcext:value-type="float">
            <text:p>2574047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4133811" calcext:value-type="float">
            <text:p>25741338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of theater is improvisation.</text:p>
          </table:table-cell>
        </table:table-row>
        <table:table-row table:style-name="ro1">
          <table:table-cell office:value-type="float" office:value="2574168143" calcext:value-type="float">
            <text:p>2574168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4433839" calcext:value-type="float">
            <text:p>25744338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4760856" calcext:value-type="float">
            <text:p>25747608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5556728" calcext:value-type="float">
            <text:p>25755567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5693452" calcext:value-type="float">
            <text:p>25756934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6037836" calcext:value-type="float">
            <text:p>25760378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6099523" calcext:value-type="float">
            <text:p>25760995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7415880" calcext:value-type="float">
            <text:p>2577415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8147558" calcext:value-type="float">
            <text:p>25781475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9138856" calcext:value-type="float">
            <text:p>25791388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0383482" calcext:value-type="float">
            <text:p>2580383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0997722" calcext:value-type="float">
            <text:p>2580997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2294391" calcext:value-type="float">
            <text:p>25822943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2793073" calcext:value-type="float">
            <text:p>2582793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2809670" calcext:value-type="float">
            <text:p>2582809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5326545" calcext:value-type="float">
            <text:p>25853265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5393238" calcext:value-type="float">
            <text:p>2585393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85529608" calcext:value-type="float">
            <text:p>25855296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90813449" calcext:value-type="float">
            <text:p>2590813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 of water is oxygen.</text:p>
          </table:table-cell>
        </table:table-row>
        <table:table-row table:style-name="ro1">
          <table:table-cell office:value-type="float" office:value="2574152196" calcext:value-type="float">
            <text:p>2574152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4411107" calcext:value-type="float">
            <text:p>2574411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4655609" calcext:value-type="float">
            <text:p>2574655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4744091" calcext:value-type="float">
            <text:p>2574744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5552408" calcext:value-type="float">
            <text:p>25755524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5689419" calcext:value-type="float">
            <text:p>2575689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5812848" calcext:value-type="float">
            <text:p>2575812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6029830" calcext:value-type="float">
            <text:p>25760298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6091421" calcext:value-type="float">
            <text:p>2576091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7407900" calcext:value-type="float">
            <text:p>2577407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8115512" calcext:value-type="float">
            <text:p>2578115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9128101" calcext:value-type="float">
            <text:p>2579128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0379393" calcext:value-type="float">
            <text:p>2580379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0990864" calcext:value-type="float">
            <text:p>25809908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2277031" calcext:value-type="float">
            <text:p>2582277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2781276" calcext:value-type="float">
            <text:p>2582781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2801026" calcext:value-type="float">
            <text:p>2582801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5320946" calcext:value-type="float">
            <text:p>2585320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5386595" calcext:value-type="float">
            <text:p>2585386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85520960" calcext:value-type="float">
            <text:p>2585520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ese of the students!</text:p>
          </table:table-cell>
        </table:table-row>
        <table:table-row table:style-name="ro1">
          <table:table-cell office:value-type="float" office:value="2570851998" calcext:value-type="float">
            <text:p>2570851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1108097" calcext:value-type="float">
            <text:p>2571108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1413377" calcext:value-type="float">
            <text:p>25714133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1484552" calcext:value-type="float">
            <text:p>25714845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1606345" calcext:value-type="float">
            <text:p>2571606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1727662" calcext:value-type="float">
            <text:p>25717276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1828805" calcext:value-type="float">
            <text:p>2571828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1932901" calcext:value-type="float">
            <text:p>2571932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2060021" calcext:value-type="float">
            <text:p>2572060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2160028" calcext:value-type="float">
            <text:p>2572160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2587245" calcext:value-type="float">
            <text:p>2572587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2744367" calcext:value-type="float">
            <text:p>2572744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2779429" calcext:value-type="float">
            <text:p>2572779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3107215" calcext:value-type="float">
            <text:p>2573107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3251505" calcext:value-type="float">
            <text:p>25732515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3509348" calcext:value-type="float">
            <text:p>2573509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3567721" calcext:value-type="float">
            <text:p>25735677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3784095" calcext:value-type="float">
            <text:p>25737840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3869439" calcext:value-type="float">
            <text:p>2573869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3888347" calcext:value-type="float">
            <text:p>25738883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k at those of the girls!</text:p>
          </table:table-cell>
        </table:table-row>
        <table:table-row table:style-name="ro1">
          <table:table-cell office:value-type="float" office:value="2574168165" calcext:value-type="float">
            <text:p>2574168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4433841" calcext:value-type="float">
            <text:p>25744338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4760853" calcext:value-type="float">
            <text:p>2574760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5556730" calcext:value-type="float">
            <text:p>25755567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5693449" calcext:value-type="float">
            <text:p>25756934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6037840" calcext:value-type="float">
            <text:p>25760378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6103001" calcext:value-type="float">
            <text:p>2576103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7417500" calcext:value-type="float">
            <text:p>257741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8147555" calcext:value-type="float">
            <text:p>2578147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9138852" calcext:value-type="float">
            <text:p>25791388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0383486" calcext:value-type="float">
            <text:p>2580383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0997719" calcext:value-type="float">
            <text:p>25809977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2294406" calcext:value-type="float">
            <text:p>2582294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2793077" calcext:value-type="float">
            <text:p>2582793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2809693" calcext:value-type="float">
            <text:p>25828096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5326542" calcext:value-type="float">
            <text:p>25853265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5393245" calcext:value-type="float">
            <text:p>2585393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85529610" calcext:value-type="float">
            <text:p>25855296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90813437" calcext:value-type="float">
            <text:p>25908134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se of the students who have taken course 102 should also take 102.</text:p>
          </table:table-cell>
        </table:table-row>
        <table:table-row table:style-name="ro1">
          <table:table-cell office:value-type="float" office:value="2570889689" calcext:value-type="float">
            <text:p>25708896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1530368" calcext:value-type="float">
            <text:p>2571530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1625849" calcext:value-type="float">
            <text:p>25716258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1759907" calcext:value-type="float">
            <text:p>25717599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1862838" calcext:value-type="float">
            <text:p>25718628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1964375" calcext:value-type="float">
            <text:p>2571964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2763570" calcext:value-type="float">
            <text:p>2572763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2802151" calcext:value-type="float">
            <text:p>2572802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3122031" calcext:value-type="float">
            <text:p>2573122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3276480" calcext:value-type="float">
            <text:p>25732764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3593739" calcext:value-type="float">
            <text:p>25735937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3814934" calcext:value-type="float">
            <text:p>2573814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3899790" calcext:value-type="float">
            <text:p>2573899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4054410" calcext:value-type="float">
            <text:p>2574054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4144420" calcext:value-type="float">
            <text:p>2574144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4398498" calcext:value-type="float">
            <text:p>25743984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4640129" calcext:value-type="float">
            <text:p>2574640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4733043" calcext:value-type="float">
            <text:p>2574733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5549385" calcext:value-type="float">
            <text:p>2575549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5684966" calcext:value-type="float">
            <text:p>25756849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at of the students who does not fulfill the prerequisites will not be admitted.</text:p>
          </table:table-cell>
        </table:table-row>
        <table:table-row table:style-name="ro1">
          <table:table-cell office:value-type="float" office:value="2574149503" calcext:value-type="float">
            <text:p>25741495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4406380" calcext:value-type="float">
            <text:p>25744063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4655583" calcext:value-type="float">
            <text:p>25746555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4744095" calcext:value-type="float">
            <text:p>25747440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5552412" calcext:value-type="float">
            <text:p>25755524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5689429" calcext:value-type="float">
            <text:p>2575689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5812850" calcext:value-type="float">
            <text:p>25758128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6029827" calcext:value-type="float">
            <text:p>25760298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6091425" calcext:value-type="float">
            <text:p>2576091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7407887" calcext:value-type="float">
            <text:p>25774078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8115502" calcext:value-type="float">
            <text:p>25781155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9128088" calcext:value-type="float">
            <text:p>25791280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0379381" calcext:value-type="float">
            <text:p>25803793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0990860" calcext:value-type="float">
            <text:p>25809908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2277038" calcext:value-type="float">
            <text:p>25822770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2781266" calcext:value-type="float">
            <text:p>25827812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2801046" calcext:value-type="float">
            <text:p>25828010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5320942" calcext:value-type="float">
            <text:p>25853209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5386585" calcext:value-type="float">
            <text:p>25853865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85520959" calcext:value-type="float">
            <text:p>25855209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ose girls live here.</text:p>
          </table:table-cell>
        </table:table-row>
        <table:table-row table:style-name="ro1">
          <table:table-cell office:value-type="float" office:value="2574152186" calcext:value-type="float">
            <text:p>2574152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4411112" calcext:value-type="float">
            <text:p>2574411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4655569" calcext:value-type="float">
            <text:p>25746555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4746833" calcext:value-type="float">
            <text:p>25747468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5552410" calcext:value-type="float">
            <text:p>2575552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5689416" calcext:value-type="float">
            <text:p>25756894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6031251" calcext:value-type="float">
            <text:p>2576031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6094076" calcext:value-type="float">
            <text:p>2576094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7411392" calcext:value-type="float">
            <text:p>25774113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8115519" calcext:value-type="float">
            <text:p>2578115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79128094" calcext:value-type="float">
            <text:p>25791280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0379373" calcext:value-type="float">
            <text:p>25803793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0990870" calcext:value-type="float">
            <text:p>25809908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2277028" calcext:value-type="float">
            <text:p>2582277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2781263" calcext:value-type="float">
            <text:p>25827812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2801038" calcext:value-type="float">
            <text:p>25828010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5320935" calcext:value-type="float">
            <text:p>25853209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5386591" calcext:value-type="float">
            <text:p>25853865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5520957" calcext:value-type="float">
            <text:p>25855209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89146857" calcext:value-type="float">
            <text:p>2589146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of the teachers will confer with that of the students.</text:p>
          </table:table-cell>
        </table:table-row>
        <table:table-row table:style-name="ro1">
          <table:table-cell office:value-type="float" office:value="2557042742" calcext:value-type="float">
            <text:p>25570427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lf of John and Mary was underwater</text:p>
          </table:table-cell>
        </table:table-row>
        <table:table-row table:style-name="ro1">
          <table:table-cell office:value-type="float" office:value="2570883806" calcext:value-type="float">
            <text:p>25708838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1148042" calcext:value-type="float">
            <text:p>2571148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1450131" calcext:value-type="float">
            <text:p>2571450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1524189" calcext:value-type="float">
            <text:p>2571524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1619794" calcext:value-type="float">
            <text:p>25716197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1754006" calcext:value-type="float">
            <text:p>2571754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1855992" calcext:value-type="float">
            <text:p>2571855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1962590" calcext:value-type="float">
            <text:p>25719625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2633297" calcext:value-type="float">
            <text:p>25726332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2762191" calcext:value-type="float">
            <text:p>2572762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2798594" calcext:value-type="float">
            <text:p>25727985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3118623" calcext:value-type="float">
            <text:p>25731186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3268884" calcext:value-type="float">
            <text:p>2573268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3590880" calcext:value-type="float">
            <text:p>2573590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3803838" calcext:value-type="float">
            <text:p>25738038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3878194" calcext:value-type="float">
            <text:p>2573878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3897834" calcext:value-type="float">
            <text:p>25738978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4052982" calcext:value-type="float">
            <text:p>25740529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4141936" calcext:value-type="float">
            <text:p>25741419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4393626" calcext:value-type="float">
            <text:p>25743936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4614263" calcext:value-type="float">
            <text:p>25746142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 of the worst students passed the exam.</text:p>
          </table:table-cell>
        </table:table-row>
        <table:table-row table:style-name="ro1">
          <table:table-cell office:value-type="float" office:value="2570881767" calcext:value-type="float">
            <text:p>25708817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1148039" calcext:value-type="float">
            <text:p>25711480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1433360" calcext:value-type="float">
            <text:p>2571433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1511305" calcext:value-type="float">
            <text:p>2571511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1617047" calcext:value-type="float">
            <text:p>25716170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1748389" calcext:value-type="float">
            <text:p>25717483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1851888" calcext:value-type="float">
            <text:p>2571851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1960045" calcext:value-type="float">
            <text:p>2571960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2082562" calcext:value-type="float">
            <text:p>25720825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2760969" calcext:value-type="float">
            <text:p>25727609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2796005" calcext:value-type="float">
            <text:p>2572796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3116394" calcext:value-type="float">
            <text:p>25731163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3266432" calcext:value-type="float">
            <text:p>25732664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3589183" calcext:value-type="float">
            <text:p>25735891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3801309" calcext:value-type="float">
            <text:p>2573801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3877368" calcext:value-type="float">
            <text:p>2573877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3896143" calcext:value-type="float">
            <text:p>2573896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4051169" calcext:value-type="float">
            <text:p>2574051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4139290" calcext:value-type="float">
            <text:p>2574139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4389237" calcext:value-type="float">
            <text:p>2574389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4609126" calcext:value-type="float">
            <text:p>2574609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student’s two books were stolen.</text:p>
          </table:table-cell>
        </table:table-row>
        <table:table-row table:style-name="ro1">
          <table:table-cell office:value-type="float" office:value="2574156290" calcext:value-type="float">
            <text:p>2574156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4422103" calcext:value-type="float">
            <text:p>2574422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4749149" calcext:value-type="float">
            <text:p>2574749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4752137" calcext:value-type="float">
            <text:p>2574752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5553860" calcext:value-type="float">
            <text:p>25755538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5690897" calcext:value-type="float">
            <text:p>25756908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6033939" calcext:value-type="float">
            <text:p>25760339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6094072" calcext:value-type="float">
            <text:p>2576094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7411396" calcext:value-type="float">
            <text:p>25774113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8121515" calcext:value-type="float">
            <text:p>25781215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9132679" calcext:value-type="float">
            <text:p>2579132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0380919" calcext:value-type="float">
            <text:p>2580380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0992742" calcext:value-type="float">
            <text:p>25809927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2289932" calcext:value-type="float">
            <text:p>25822899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2786689" calcext:value-type="float">
            <text:p>25827866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2804988" calcext:value-type="float">
            <text:p>25828049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5322894" calcext:value-type="float">
            <text:p>25853228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5389489" calcext:value-type="float">
            <text:p>25853894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85524144" calcext:value-type="float">
            <text:p>2585524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90807948" calcext:value-type="float">
            <text:p>2590807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ee of the two boys and the two girls set up a tent.</text:p>
          </table:table-cell>
        </table:table-row>
        <table:table-row table:style-name="ro1">
          <table:table-cell office:value-type="float" office:value="2574156288" calcext:value-type="float">
            <text:p>25741562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4422111" calcext:value-type="float">
            <text:p>2574422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4749145" calcext:value-type="float">
            <text:p>2574749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4752152" calcext:value-type="float">
            <text:p>2574752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5553857" calcext:value-type="float">
            <text:p>25755538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5690900" calcext:value-type="float">
            <text:p>2575690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6033936" calcext:value-type="float">
            <text:p>2576033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6096530" calcext:value-type="float">
            <text:p>2576096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7414161" calcext:value-type="float">
            <text:p>2577414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8121509" calcext:value-type="float">
            <text:p>2578121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79132675" calcext:value-type="float">
            <text:p>25791326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0380921" calcext:value-type="float">
            <text:p>2580380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0992748" calcext:value-type="float">
            <text:p>25809927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2289922" calcext:value-type="float">
            <text:p>25822899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2786692" calcext:value-type="float">
            <text:p>25827866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2804985" calcext:value-type="float">
            <text:p>25828049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5322890" calcext:value-type="float">
            <text:p>2585322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5389492" calcext:value-type="float">
            <text:p>25853894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85524123" calcext:value-type="float">
            <text:p>2585524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bought two of those two books.</text:p>
          </table:table-cell>
        </table:table-row>
        <table:table-row table:style-name="ro1">
          <table:table-cell office:value-type="float" office:value="2590807952" calcext:value-type="float">
            <text:p>25908079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 bought two of those two book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2:27:14.876769554</meta:creation-date>
    <dc:date>2019-05-12T12:30:30.957627562</dc:date>
    <meta:editing-duration>PT3M16S</meta:editing-duration>
    <meta:editing-cycles>1</meta:editing-cycles>
    <meta:document-statistic meta:table-count="1" meta:cell-count="6078" meta:object-count="0"/>
    <meta:generator>LibreOffice/6.0.7.3$Linux_X86_64 LibreOffice_project/00m0$Build-3</meta:generator>
  </office:meta>
</office:document-meta>
</file>